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38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39" style:family="paragraph" style:parent-style-name="Quotations">
      <style:text-properties fo:language="fr" fo:country="FR"/>
    </style:style>
    <style:style style:name="P40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1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2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43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44" style:family="paragraph" style:parent-style-name="Quotations">
      <style:text-properties fo:color="#808080" loext:opacity="100%" style:font-name="Corbel" fo:language="fr" fo:country="FR" officeooo:rsid="005b4864"/>
    </style:style>
    <style:style style:name="P45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46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48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49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0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1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52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53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54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55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56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57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58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59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60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61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62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63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64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71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82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83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84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8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86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87" style:family="paragraph" style:parent-style-name="Heading_20_3">
      <style:paragraph-properties fo:margin-top="0in" fo:margin-bottom="0.0799in" style:contextual-spacing="false"/>
    </style:style>
    <style:style style:name="P8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9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1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92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93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9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9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9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97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98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99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00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01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02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03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04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05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106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107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08" style:family="paragraph" style:parent-style-name="Text_20_body" style:list-style-name="L6">
      <style:text-properties style:font-name="Corbel" fo:language="fr" fo:country="FR"/>
    </style:style>
    <style:style style:name="P109" style:family="paragraph" style:parent-style-name="Text_20_body" style:list-style-name="L8">
      <style:text-properties style:font-name="Corbel" fo:language="fr" fo:country="FR"/>
    </style:style>
    <style:style style:name="P110" style:family="paragraph" style:parent-style-name="Text_20_body" style:list-style-name="L9">
      <style:text-properties style:font-name="Corbel" fo:language="fr" fo:country="FR"/>
    </style:style>
    <style:style style:name="P111" style:family="paragraph" style:parent-style-name="Text_20_body" style:list-style-name="L6"/>
    <style:style style:name="P112" style:family="paragraph" style:parent-style-name="Text_20_body" style:list-style-name="L7"/>
    <style:style style:name="P113" style:family="paragraph" style:parent-style-name="Text_20_body" style:list-style-name="L9"/>
    <style:style style:name="P114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15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16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18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20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21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122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23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2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 style:list-style-name="L15">
      <style:paragraph-properties fo:margin-top="0in" fo:margin-bottom="0.0799in" style:contextual-spacing="false"/>
    </style:style>
    <style:style style:name="P134" style:family="paragraph" style:parent-style-name="Text_20_body" style:list-style-name="L16">
      <style:paragraph-properties fo:margin-top="0in" fo:margin-bottom="0.0799in" style:contextual-spacing="false"/>
    </style:style>
    <style:style style:name="P135" style:family="paragraph" style:parent-style-name="Text_20_body" style:list-style-name="L17">
      <style:paragraph-properties fo:margin-top="0in" fo:margin-bottom="0.0799in" style:contextual-spacing="false"/>
    </style:style>
    <style:style style:name="P136" style:family="paragraph" style:parent-style-name="Text_20_body" style:list-style-name="L18">
      <style:paragraph-properties fo:margin-top="0in" fo:margin-bottom="0.0799in" style:contextual-spacing="false"/>
    </style:style>
    <style:style style:name="P137" style:family="paragraph" style:parent-style-name="Text_20_body" style:list-style-name="L19">
      <style:paragraph-properties fo:margin-top="0in" fo:margin-bottom="0.0799in" style:contextual-spacing="false"/>
    </style:style>
    <style:style style:name="P138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41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42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43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6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7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8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10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64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65" style:family="text">
      <style:text-properties style:use-window-font-color="true" loext:opacity="0%" style:font-name="Corbel" fo:font-size="12pt" fo:language="zxx" fo:country="none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zxx" fo:country="none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zxx" fo:country="none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zxx" fo:country="none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zxx" fo:country="none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zxx" fo:country="none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zxx" fo:country="none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zxx" fo:country="none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zxx" fo:country="none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zxx" fo:country="none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zxx" fo:country="none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zxx" fo:country="none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zxx" fo:country="none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zxx" fo:country="none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zxx" fo:country="none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zxx" fo:country="none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zxx" fo:country="none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zxx" fo:country="none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zxx" fo:country="none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zxx" fo:country="none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zxx" fo:country="none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zxx" fo:country="none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zxx" fo:country="none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zxx" fo:country="none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9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90" style:family="text">
      <style:text-properties style:use-window-font-color="true" loext:opacity="0%" style:font-name="Corbel" fo:font-size="12pt" fo:font-weight="normal" officeooo:rsid="0079b233" style:font-size-asian="12pt" style:font-weight-asian="normal" style:font-size-complex="12pt" style:font-weight-complex="normal"/>
    </style:style>
    <style:style style:name="T91" style:family="text">
      <style:text-properties style:use-window-font-color="true" loext:opacity="0%" style:font-name="Corbel" fo:font-size="12pt" fo:font-weight="normal" officeooo:rsid="008da528" style:font-size-asian="12pt" style:font-weight-asian="normal" style:font-size-complex="12pt" style:font-weight-complex="normal"/>
    </style:style>
    <style:style style:name="T92" style:family="text">
      <style:text-properties style:use-window-font-color="true" loext:opacity="0%" style:font-name="Corbel" fo:font-size="12pt" fo:font-weight="normal" officeooo:rsid="00929ce7" style:font-size-asian="12pt" style:font-weight-asian="normal" style:font-size-complex="12pt" style:font-weight-complex="normal"/>
    </style:style>
    <style:style style:name="T93" style:family="text">
      <style:text-properties style:use-window-font-color="true" loext:opacity="0%" style:font-name="Corbel" fo:font-size="12pt" fo:font-weight="normal" officeooo:rsid="005b4864" style:font-size-asian="12pt" style:font-weight-asian="normal" style:font-size-complex="12pt" style:font-weight-complex="normal"/>
    </style:style>
    <style:style style:name="T94" style:family="text">
      <style:text-properties style:use-window-font-color="true" loext:opacity="0%" style:font-name="Corbel" fo:font-size="12pt" fo:font-weight="normal" officeooo:rsid="006d6feb" style:font-size-asian="12pt" style:font-weight-asian="normal" style:font-size-complex="12pt" style:font-weight-complex="normal"/>
    </style:style>
    <style:style style:name="T95" style:family="text">
      <style:text-properties style:use-window-font-color="true" loext:opacity="0%" style:font-name="Corbel" fo:font-size="12pt" fo:font-weight="normal" officeooo:rsid="005c64bb" style:font-size-asian="12pt" style:font-weight-asian="normal" style:font-size-complex="12pt" style:font-weight-complex="normal"/>
    </style:style>
    <style:style style:name="T96" style:family="text">
      <style:text-properties style:use-window-font-color="true" loext:opacity="0%" style:font-name="Corbel" fo:font-size="12pt" fo:font-weight="normal" officeooo:rsid="006229d0" style:font-size-asian="12pt" style:font-weight-asian="normal" style:font-size-complex="12pt" style:font-weight-complex="normal"/>
    </style:style>
    <style:style style:name="T97" style:family="text">
      <style:text-properties style:use-window-font-color="true" loext:opacity="0%" style:font-name="Corbel" fo:font-size="12pt" fo:font-weight="normal" officeooo:rsid="006377fd" style:font-size-asian="12pt" style:font-weight-asian="normal" style:font-size-complex="12pt" style:font-weight-complex="normal"/>
    </style:style>
    <style:style style:name="T98" style:family="text">
      <style:text-properties style:use-window-font-color="true" loext:opacity="0%" style:font-name="Corbel" fo:font-size="12pt" fo:font-weight="normal" officeooo:rsid="005f647a" style:font-size-asian="12pt" style:font-weight-asian="normal" style:font-size-complex="12pt" style:font-weight-complex="normal"/>
    </style:style>
    <style:style style:name="T99" style:family="text">
      <style:text-properties style:use-window-font-color="true" loext:opacity="0%" style:font-name="Corbel" fo:font-size="12pt" fo:font-weight="normal" officeooo:rsid="005d8ad7" style:font-size-asian="12pt" style:font-weight-asian="normal" style:font-size-complex="12pt" style:font-weight-complex="normal"/>
    </style:style>
    <style:style style:name="T100" style:family="text">
      <style:text-properties style:use-window-font-color="true" loext:opacity="0%" style:font-name="Corbel" fo:font-size="12pt" fo:font-weight="normal" officeooo:rsid="005f2294" style:font-size-asian="12pt" style:font-weight-asian="normal" style:font-size-complex="12pt" style:font-weight-complex="normal"/>
    </style:style>
    <style:style style:name="T101" style:family="text">
      <style:text-properties style:use-window-font-color="true" loext:opacity="0%" style:font-name="Corbel" fo:font-size="12pt" fo:font-weight="normal" officeooo:rsid="00667c1d" style:font-size-asian="12pt" style:font-weight-asian="normal" style:font-size-complex="12pt" style:font-weight-complex="normal"/>
    </style:style>
    <style:style style:name="T102" style:family="text">
      <style:text-properties style:use-window-font-color="true" loext:opacity="0%" style:font-name="Corbel" fo:font-size="12pt" fo:font-weight="normal" officeooo:rsid="006a06f4" style:font-size-asian="12pt" style:font-weight-asian="normal" style:font-size-complex="12pt" style:font-weight-complex="normal"/>
    </style:style>
    <style:style style:name="T103" style:family="text">
      <style:text-properties style:use-window-font-color="true" loext:opacity="0%" style:font-name="Corbel" fo:font-size="12pt" fo:font-weight="normal" officeooo:rsid="00706502" style:font-size-asian="12pt" style:font-weight-asian="normal" style:font-size-complex="12pt" style:font-weight-complex="normal"/>
    </style:style>
    <style:style style:name="T104" style:family="text">
      <style:text-properties style:use-window-font-color="true" loext:opacity="0%" style:font-name="Corbel" fo:font-size="12pt" fo:font-weight="normal" officeooo:rsid="0071e1cb" style:font-size-asian="12pt" style:font-weight-asian="normal" style:font-size-complex="12pt" style:font-weight-complex="normal"/>
    </style:style>
    <style:style style:name="T105" style:family="text">
      <style:text-properties style:use-window-font-color="true" loext:opacity="0%" style:font-name="Corbel" fo:font-size="12pt" fo:font-weight="normal" officeooo:rsid="00832da5" style:font-size-asian="12pt" style:font-weight-asian="normal" style:font-size-complex="12pt" style:font-weight-complex="normal"/>
    </style:style>
    <style:style style:name="T106" style:family="text">
      <style:text-properties style:use-window-font-color="true" loext:opacity="0%" style:font-name="Corbel" fo:font-size="12pt" fo:font-weight="normal" officeooo:rsid="0085cc6f" style:font-size-asian="12pt" style:font-weight-asian="normal" style:font-size-complex="12pt" style:font-weight-complex="normal"/>
    </style:style>
    <style:style style:name="T107" style:family="text">
      <style:text-properties style:use-window-font-color="true" loext:opacity="0%" style:font-name="Corbel" fo:font-size="12pt" fo:font-weight="normal" officeooo:rsid="00862e6f" style:font-size-asian="12pt" style:font-weight-asian="normal" style:font-size-complex="12pt" style:font-weight-complex="normal"/>
    </style:style>
    <style:style style:name="T108" style:family="text">
      <style:text-properties style:use-window-font-color="true" loext:opacity="0%" style:font-name="Corbel" fo:font-size="12pt" fo:font-weight="normal" officeooo:rsid="0087e15e" style:font-size-asian="12pt" style:font-weight-asian="normal" style:font-size-complex="12pt" style:font-weight-complex="normal"/>
    </style:style>
    <style:style style:name="T109" style:family="text">
      <style:text-properties style:use-window-font-color="true" loext:opacity="0%" style:font-name="Corbel" fo:font-size="12pt" fo:font-weight="normal" officeooo:rsid="008b35f1" style:font-size-asian="12pt" style:font-weight-asian="normal" style:font-size-complex="12pt" style:font-weight-complex="normal"/>
    </style:style>
    <style:style style:name="T110" style:family="text">
      <style:text-properties style:use-window-font-color="true" loext:opacity="0%" style:font-name="Corbel" fo:font-size="12pt" fo:font-weight="normal" officeooo:rsid="0090b7d5" style:font-size-asian="12pt" style:font-weight-asian="normal" style:font-size-complex="12pt" style:font-weight-complex="normal"/>
    </style:style>
    <style:style style:name="T111" style:family="text">
      <style:text-properties style:use-window-font-color="true" loext:opacity="0%" style:font-name="Corbel" fo:font-size="12pt" fo:font-weight="normal" officeooo:rsid="009187c9" style:font-size-asian="12pt" style:font-weight-asian="normal" style:font-size-complex="12pt" style:font-weight-complex="normal"/>
    </style:style>
    <style:style style:name="T112" style:family="text">
      <style:text-properties style:use-window-font-color="true" loext:opacity="0%" style:font-name="Corbel" fo:font-size="12pt" fo:font-weight="normal" officeooo:rsid="0091dc13" style:font-size-asian="12pt" style:font-weight-asian="normal" style:font-size-complex="12pt" style:font-weight-complex="normal"/>
    </style:style>
    <style:style style:name="T113" style:family="text">
      <style:text-properties style:use-window-font-color="true" loext:opacity="0%" style:font-name="Corbel" fo:font-size="12pt" fo:font-weight="normal" officeooo:rsid="0080de16" style:font-size-asian="12pt" style:font-weight-asian="normal" style:font-size-complex="12pt" style:font-weight-complex="normal"/>
    </style:style>
    <style:style style:name="T114" style:family="text">
      <style:text-properties style:use-window-font-color="true" loext:opacity="0%" style:font-name="Corbel" fo:font-size="12pt" fo:font-weight="normal" officeooo:rsid="0081f4ad" style:font-size-asian="12pt" style:font-weight-asian="normal" style:font-size-complex="12pt" style:font-weight-complex="normal"/>
    </style:style>
    <style:style style:name="T115" style:family="text">
      <style:text-properties style:use-window-font-color="true" loext:opacity="0%" style:font-name="Corbel" fo:font-size="12pt" fo:font-weight="normal" officeooo:rsid="0081fa8f" style:font-size-asian="12pt" style:font-weight-asian="normal" style:font-size-complex="12pt" style:font-weight-complex="normal"/>
    </style:style>
    <style:style style:name="T116" style:family="text">
      <style:text-properties style:use-window-font-color="true" loext:opacity="0%" style:font-name="Corbel" fo:font-size="12pt" fo:font-weight="normal" officeooo:rsid="0074d2a7" style:font-size-asian="12pt" style:font-weight-asian="normal" style:font-size-complex="12pt" style:font-weight-complex="normal"/>
    </style:style>
    <style:style style:name="T117" style:family="text">
      <style:text-properties style:use-window-font-color="true" loext:opacity="0%" style:font-name="Corbel" fo:font-size="12pt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style:font-size-asian="12pt" style:font-size-complex="12pt"/>
    </style:style>
    <style:style style:name="T143" style:family="text">
      <style:text-properties style:use-window-font-color="true" loext:opacity="0%" style:font-name="Corbel" fo:font-size="12pt" officeooo:rsid="00929ce7" style:font-size-asian="12pt" style:font-size-complex="12pt"/>
    </style:style>
    <style:style style:name="T144" style:family="text">
      <style:text-properties style:use-window-font-color="true" loext:opacity="0%" style:font-name="Corbel" fo:font-size="12pt" officeooo:rsid="0016cf52" style:font-size-asian="12pt" style:font-size-complex="12pt"/>
    </style:style>
    <style:style style:name="T145" style:family="text">
      <style:text-properties style:use-window-font-color="true" loext:opacity="0%" style:font-name="Corbel" fo:font-size="12pt" officeooo:rsid="005d8ad7" style:font-size-asian="12pt" style:font-size-complex="12pt"/>
    </style:style>
    <style:style style:name="T146" style:family="text">
      <style:text-properties style:use-window-font-color="true" loext:opacity="0%" style:font-name="Corbel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47" style:family="text">
      <style:text-properties style:use-window-font-color="true" loext:opacity="0%" style:font-name="Corbel" fo:font-size="12pt" fo:font-weight="bold" officeooo:rsid="005d8ad7" style:font-size-asian="12pt" style:font-weight-asian="bold" style:font-size-complex="12pt" style:font-weight-complex="bold"/>
    </style:style>
    <style:style style:name="T148" style:family="text">
      <style:text-properties style:use-window-font-color="true" loext:opacity="0%" style:font-name="Corbel" fo:font-size="12pt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9" style:family="text">
      <style:text-properties style:use-window-font-color="true" loext:opacity="0%" style:font-name="Corbel" fo:font-size="12pt" style:font-name-asian="Noto Serif CJK SC" style:font-size-asian="12pt" style:font-name-complex="Noto Sans Devanagari1" style:font-size-complex="12pt"/>
    </style:style>
    <style:style style:name="T150" style:family="text">
      <style:text-properties style:use-window-font-color="true" loext:opacity="0%" style:font-name="Corbel" fo:font-size="12pt" style:text-underline-style="none" fo:font-weight="bold" officeooo:rsid="00706502" style:font-size-asian="12pt" style:font-weight-asian="bold" style:font-size-complex="12pt" style:font-weight-complex="bold"/>
    </style:style>
    <style:style style:name="T151" style:family="text">
      <style:text-properties style:use-window-font-color="true" loext:opacity="0%" style:font-name="Corbel" fo:font-size="12pt" style:text-underline-style="none" fo:font-weight="bold" officeooo:rsid="0071e1cb" style:font-size-asian="12pt" style:font-weight-asian="bold" style:font-size-complex="12pt" style:font-weight-complex="bold"/>
    </style:style>
    <style:style style:name="T152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53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54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55" style:family="text">
      <style:text-properties style:use-window-font-color="true" loext:opacity="0%" style:font-name="Corbel" fo:font-size="20pt" style:font-size-asian="20pt" style:font-size-complex="20pt"/>
    </style:style>
    <style:style style:name="T156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57" style:family="text">
      <style:text-properties style:use-window-font-color="true" loext:opacity="0%" style:font-name="Corbel" fo:font-size="20pt" officeooo:rsid="007b9466" style:font-size-asian="20pt" style:font-size-complex="20pt"/>
    </style:style>
    <style:style style:name="T158" style:family="text">
      <style:text-properties officeooo:rsid="0016cf52"/>
    </style:style>
    <style:style style:name="T159" style:family="text">
      <style:text-properties fo:font-size="20pt" style:font-size-asian="20pt" style:font-size-complex="20pt"/>
    </style:style>
    <style:style style:name="T160" style:family="text">
      <style:text-properties fo:font-size="20pt" officeooo:rsid="001554f4" style:font-size-asian="20pt" style:font-size-complex="20pt"/>
    </style:style>
    <style:style style:name="T161" style:family="text">
      <style:text-properties officeooo:rsid="002968be"/>
    </style:style>
    <style:style style:name="T162" style:family="text">
      <style:text-properties officeooo:rsid="002b58c3"/>
    </style:style>
    <style:style style:name="T163" style:family="text">
      <style:text-properties fo:font-size="12pt" style:font-size-asian="12pt" style:font-size-complex="12pt"/>
    </style:style>
    <style:style style:name="T164" style:family="text">
      <style:text-properties style:font-name="Corbel"/>
    </style:style>
    <style:style style:name="T165" style:family="text">
      <style:text-properties style:font-name="Corbel" fo:font-size="12pt" fo:language="fr" fo:country="FR" style:font-size-asian="12pt" style:font-size-complex="12pt"/>
    </style:style>
    <style:style style:name="T166" style:family="text">
      <style:text-properties style:font-name="Corbel" fo:font-size="12pt" fo:language="fr" fo:country="FR" officeooo:rsid="002968be" style:font-size-asian="12pt" style:font-size-complex="12pt"/>
    </style:style>
    <style:style style:name="T167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68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69" style:family="text">
      <style:text-properties style:font-name="Corbel" fo:font-size="12pt" style:font-size-asian="12pt" style:font-size-complex="12pt"/>
    </style:style>
    <style:style style:name="T170" style:family="text">
      <style:text-properties style:font-name="Corbel" fo:font-size="12pt" officeooo:rsid="002968be" style:font-size-asian="12pt" style:font-size-complex="12pt"/>
    </style:style>
    <style:style style:name="T171" style:family="text">
      <style:text-properties style:font-name="Corbel" fo:font-size="12pt" fo:font-weight="normal" style:font-size-asian="12pt" style:font-weight-asian="normal" style:font-size-complex="12pt" style:font-weight-complex="normal"/>
    </style:style>
    <style:style style:name="T172" style:family="text">
      <style:text-properties style:font-name="Corbel" fo:font-size="12pt" fo:font-weight="normal" officeooo:rsid="006d6feb" style:font-size-asian="12pt" style:font-weight-asian="normal" style:font-size-complex="12pt" style:font-weight-complex="normal"/>
    </style:style>
    <style:style style:name="T173" style:family="text">
      <style:text-properties style:font-name="Corbel" fo:language="fr" fo:country="FR"/>
    </style:style>
    <style:style style:name="T174" style:family="text">
      <style:text-properties style:font-name="Corbel" fo:language="fr" fo:country="FR" officeooo:rsid="003a1ac1"/>
    </style:style>
    <style:style style:name="T175" style:family="text">
      <style:text-properties style:font-name="Corbel" fo:language="fr" fo:country="FR" fo:font-weight="normal" style:font-weight-asian="normal" style:font-weight-complex="normal"/>
    </style:style>
    <style:style style:name="T17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77" style:family="text">
      <style:text-properties style:font-name="Corbel" fo:language="fr" fo:country="FR" officeooo:rsid="005b4864"/>
    </style:style>
    <style:style style:name="T178" style:family="text">
      <style:text-properties style:font-name="Corbel" officeooo:rsid="003a1ac1"/>
    </style:style>
    <style:style style:name="T179" style:family="text">
      <style:text-properties style:font-name="Corbel" fo:font-weight="normal" style:font-weight-asian="normal" style:font-weight-complex="normal"/>
    </style:style>
    <style:style style:name="T180" style:family="text">
      <style:text-properties style:font-name="Corbel" fo:font-weight="normal" officeooo:rsid="0059e3bf" style:font-weight-asian="normal" style:font-weight-complex="normal"/>
    </style:style>
    <style:style style:name="T181" style:family="text">
      <style:text-properties style:font-name="Corbel" officeooo:rsid="005b4864"/>
    </style:style>
    <style:style style:name="T182" style:family="text">
      <style:text-properties officeooo:rsid="003a1ac1"/>
    </style:style>
    <style:style style:name="T183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84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85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86" style:family="text">
      <style:text-properties fo:color="#c9211e" loext:opacity="100%" style:font-name="Corbel" fo:font-weight="normal" style:font-weight-asian="normal" style:font-weight-complex="normal"/>
    </style:style>
    <style:style style:name="T187" style:family="text">
      <style:text-properties fo:color="#c9211e" loext:opacity="100%" style:font-name="Corbel" fo:font-style="italic" style:text-underline-style="none" fo:font-weight="normal" style:font-style-asian="italic" style:font-weight-asian="normal" style:font-style-complex="italic" style:font-weight-complex="normal"/>
    </style:style>
    <style:style style:name="T188" style:family="text">
      <style:text-properties fo:color="#c9211e" loext:opacity="100%" style:font-name="Corbel" fo:font-style="italic" style:text-underline-style="none" fo:font-weight="bold" style:font-style-asian="italic" style:font-weight-asian="bold" style:font-style-complex="italic" style:font-weight-complex="bold"/>
    </style:style>
    <style:style style:name="T189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90" style:family="text">
      <style:text-properties fo:color="#808080" loext:opacity="100%" style:font-name="Corbel" fo:font-weight="normal" officeooo:rsid="003b81e9" style:font-weight-asian="normal" style:font-weight-complex="normal"/>
    </style:style>
    <style:style style:name="T191" style:family="text">
      <style:text-properties fo:font-weight="normal" style:font-weight-asian="normal" style:font-weight-complex="normal"/>
    </style:style>
    <style:style style:name="T192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93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9187c9" style:font-size-asian="20pt" style:font-weight-asian="normal" style:font-size-complex="20pt" style:font-weight-complex="normal"/>
    </style:style>
    <style:style style:name="T194" style:family="text">
      <style:text-properties fo:font-variant="normal" fo:text-transform="none" fo:color="#1b1b1f" loext:opacity="100%" style:font-name="Corbel" fo:font-size="8.25pt" fo:letter-spacing="normal" fo:language="fr" fo:country="FR" fo:font-style="normal" officeooo:rsid="009187c9" style:font-size-asian="20pt" style:font-size-complex="20pt"/>
    </style:style>
    <style:style style:name="T195" style:family="text">
      <style:text-properties fo:font-variant="normal" fo:text-transform="none" fo:color="#1b1b1f" loext:opacity="100%" style:font-name="Corbel" fo:font-size="8.25pt" fo:letter-spacing="normal" fo:font-style="normal" fo:font-weight="normal" officeooo:rsid="005093c1" style:font-weight-asian="normal" style:font-weight-complex="normal"/>
    </style:style>
    <style:style style:name="T196" style:family="text">
      <style:text-properties fo:font-variant="normal" fo:text-transform="none" fo:color="#1b1b1f" loext:opacity="100%" style:font-name="Ubuntu" fo:font-size="11pt" fo:letter-spacing="normal" fo:language="zxx" fo:country="none" fo:font-style="normal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7" style:family="text">
      <style:text-properties fo:font-variant="normal" fo:text-transform="none" fo:color="#1b1b1f" loext:opacity="100%" fo:letter-spacing="normal" fo:font-style="normal"/>
    </style:style>
    <style:style style:name="T198" style:family="text">
      <style:text-properties fo:font-variant="normal" fo:text-transform="none" fo:color="#1b1b1f" loext:opacity="100%" fo:letter-spacing="normal" fo:font-style="normal" fo:font-weight="normal" style:font-weight-asian="normal" style:font-weight-complex="normal"/>
    </style:style>
    <style:style style:name="T199" style:family="text">
      <style:text-properties fo:font-variant="normal" fo:text-transform="none" fo:color="#58a700" loext:opacity="100%" style:font-name="din-round" fo:font-size="12.75pt" fo:letter-spacing="normal" fo:font-style="normal" fo:font-weight="bold" officeooo:rsid="005f2294" style:font-size-asian="12pt" style:font-weight-asian="normal" style:font-size-complex="12pt" style:font-weight-complex="normal"/>
    </style:style>
    <style:style style:name="T200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01" style:family="text">
      <style:text-properties officeooo:rsid="00581b2c"/>
    </style:style>
    <style:style style:name="T202" style:family="text">
      <style:text-properties fo:language="fr" fo:country="FR"/>
    </style:style>
    <style:style style:name="T203" style:family="text">
      <style:text-properties fo:language="fr" fo:country="FR" style:text-underline-style="none"/>
    </style:style>
    <style:style style:name="T204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05" style:family="text">
      <style:text-properties fo:color="#666666" loext:opacity="100%" style:font-name="Corbel" fo:font-size="12pt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06" style:family="text">
      <style:text-properties fo:color="#3465a4" loext:opacity="100%" style:font-name="Corbel" fo:font-size="12pt" fo:language="zxx" fo:country="none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7" style:family="text">
      <style:text-properties fo:color="#3465a4" loext:opacity="100%" style:font-name="Corbel" fo:font-size="12pt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8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9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210" style:family="text">
      <style:text-properties style:font-name="Ubuntu" fo:font-size="11pt" officeooo:rsid="006dac31" style:font-size-asian="11pt" style:language-asian="zxx" style:country-asian="none" style:font-size-complex="11pt" style:language-complex="zxx" style:country-complex="none"/>
    </style:style>
    <style:style style:name="T211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12" style:family="text">
      <style:text-properties style:text-underline-style="none"/>
    </style:style>
    <style:style style:name="T213" style:family="text">
      <style:text-properties officeooo:rsid="00c7cc72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style:font-name="Corbel"/>
    </style:style>
    <style:style style:name="T216" style:family="text">
      <style:text-properties style:font-name="Corbel" fo:language="fr" fo:country="F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88">Je suis Marie.</text:p>
        </text:list-item>
        <text:list-item>
          <text:p text:style-name="P88">Tu es Marc ? → [ Tu e Mak? ]</text:p>
        </text:list-item>
        <text:list-item>
          <text:p text:style-name="P88">Non, je suis Paul.</text:p>
          <text:p text:style-name="P88"/>
        </text:list-item>
      </text:list>
      <text:h text:style-name="P4" text:outline-level="2">👥 People &amp; Animals:</text:h>
      <text:list text:continue-numbering="true" text:style-name="WWNum1">
        <text:list-item>
          <text:p text:style-name="P88">un garçon. – a boy</text:p>
        </text:list-item>
        <text:list-item>
          <text:p text:style-name="P88">une fille. – a girl</text:p>
        </text:list-item>
        <text:list-item>
          <text:p text:style-name="P88">un homme. – a man</text:p>
        </text:list-item>
        <text:list-item>
          <text:p text:style-name="P88">une femme. – a woman</text:p>
        </text:list-item>
        <text:list-item>
          <text:p text:style-name="P88">un chien. – a dog → [ qa xja ]</text:p>
        </text:list-item>
        <text:list-item>
          <text:p text:style-name="P88">un chat. – a cat → [ qa xa ]</text:p>
        </text:list-item>
        <text:list-item>
          <text:p text:style-name="P88">un cheval. – a horse</text:p>
        </text:list-item>
        <text:list-item>
          <text:p text:style-name="P88">une pizza. – [ qun qiz-za ]</text:p>
        </text:list-item>
        <text:list-item>
          <text:p text:style-name="P88">un croissant. – [ qa kwaso ]</text:p>
          <text:p text:style-name="P94"/>
        </text:list-item>
      </text:list>
      <text:h text:style-name="P4" text:outline-level="2">📌 Sentences:</text:h>
      <text:list xml:id="list195659621420592" text:continue-numbering="true" text:style-name="WWNum1">
        <text:list-item>
          <text:p text:style-name="P88">C’est un chat → [ set qa xa ]</text:p>
        </text:list-item>
        <text:list-item>
          <text:p text:style-name="P88">Un chat mange.</text:p>
        </text:list-item>
        <text:list-item>
          <text:p text:style-name="P88">Paul mange un croissant → [ Pol manxġ qa kwaso ]</text:p>
        </text:list-item>
        <text:list-item>
          <text:p text:style-name="P88">Un chien et un cheval.</text:p>
        </text:list-item>
        <text:list-item>
          <text:p text:style-name="P88">Tu es un chat.</text:p>
        </text:list-item>
        <text:list-item>
          <text:p text:style-name="P88">Un homme mange un hamburger.</text:p>
        </text:list-item>
        <text:list-item>
          <text:p text:style-name="P88">Tu manges une orange ?</text:p>
        </text:list-item>
        <text:list-item>
          <text:p text:style-name="P88">C’est un croissant.</text:p>
        </text:list-item>
        <text:list-item>
          <text:p text:style-name="P89">Oui Pual.</text:p>
        </text:list-item>
      </text:list>
      <text:p text:style-name="P90"/>
      <text:p text:style-name="P90"/>
      <text:p text:style-name="P90"/>
      <text:p text:style-name="P90"/>
      <text:p text:style-name="P90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2">au → o</text:span></text:span></text:p>
      <text:list text:style-name="L1">
        <text:list-item>
          <text:p text:style-name="P100">au revoir → [ o revwar ]</text:p>
        </text:list-item>
        <text:list-item>
          <text:p text:style-name="P100">jaune → [ xġon ]</text:p>
        </text:list-item>
        <text:list-item>
          <text:p text:style-name="P100">auto → [ oto ]</text:p>
          <text:p text:style-name="P100"/>
        </text:list-item>
      </text:list>
      <text:p text:style-name="P14"><text:span text:style-name="Strong_20_Emphasis"><text:span text:style-name="T2">oi → wa</text:span></text:span></text:p>
      <text:list text:style-name="L2">
        <text:list-item>
          <text:p text:style-name="P101">moi → [ mwa ]</text:p>
        </text:list-item>
        <text:list-item>
          <text:p text:style-name="P101">voiture → [ vwa-tjur ]</text:p>
        </text:list-item>
        <text:list-item>
          <text:p text:style-name="P101">croissant → [ kwa-san ]</text:p>
          <text:p text:style-name="P101"/>
        </text:list-item>
      </text:list>
      <text:p text:style-name="P14"><text:soft-page-break/><text:span text:style-name="Strong_20_Emphasis"><text:span text:style-name="T2">eau → o</text:span></text:span></text:p>
      <text:list text:style-name="L3">
        <text:list-item>
          <text:p text:style-name="P102">eau → [ o ]</text:p>
        </text:list-item>
        <text:list-item>
          <text:p text:style-name="P102">beau → [ bo ]<text:tab/><text:tab/>bea<text:span text:style-name="T158">utiful</text:span></text:p>
        </text:list-item>
        <text:list-item>
          <text:p text:style-name="P102">château → [ <text:span text:style-name="T158">z</text:span>a-to ]<text:tab/><text:span text:style-name="T158">castle</text:span></text:p>
          <text:p text:style-name="P102"/>
        </text:list-item>
      </text:list>
      <text:p text:style-name="P14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103">pain → [ <text:s/>p<text:span text:style-name="T158">q</text:span>a ]</text:p>
        </text:list-item>
        <text:list-item>
          <text:p text:style-name="P103">vin → [ <text:span text:style-name="T158">vqa</text:span> ]</text:p>
        </text:list-item>
        <text:list-item>
          <text:p text:style-name="P103">demain → [ <text:span text:style-name="T158">d-mqa</text:span> ]</text:p>
        </text:list-item>
      </text:list>
      <text:p text:style-name="P7"/>
      <text:p text:style-name="P14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104">croissant → [ kwa-sqa ]</text:p>
        </text:list-item>
        <text:list-item>
          <text:p text:style-name="P104">enfant → [ <text:s/>an-fqa ]</text:p>
        </text:list-item>
        <text:list-item>
          <text:p text:style-name="P104">important → [ un-por-tqa ]</text:p>
          <text:p text:style-name="P103"/>
        </text:list-item>
      </text:list>
      <text:p text:style-name="P7"/>
      <text:h text:style-name="P6" text:outline-level="1"><text:span text:style-name="T159">Section 1 <text:s/>Unit </text:span><text:span text:style-name="T160">2</text:span><text:span text:style-name="T159"> – Greet People</text:span></text:h>
      <text:h text:style-name="P4" text:outline-level="2">👋 Greetings &amp; Responses:</text:h>
      <text:list text:continue-list="list195659621420592" text:style-name="WWNum1">
        <text:list-item>
          <text:p text:style-name="P88">Bonjour, Charlotte. Comment ça va ?</text:p>
        </text:list-item>
        <text:list-item>
          <text:p text:style-name="P88">Ça va bien ! / Je vais bien !</text:p>
        </text:list-item>
        <text:list-item>
          <text:p text:style-name="P88">Merci / Merci beaucoup</text:p>
        </text:list-item>
        <text:list-item>
          <text:p text:style-name="P88">Salut ! / Bonsoir / Au revoir</text:p>
        </text:list-item>
        <text:list-item>
          <text:p text:style-name="P88">Et toi ? / Et vous ?</text:p>
        </text:list-item>
        <text:list-item>
          <text:p text:style-name="P88">Très bien, merci. Et toi ?</text:p>
        </text:list-item>
        <text:list-item>
          <text:p text:style-name="P88">Bienvenue ! → [ bjen-veni ]</text:p>
        </text:list-item>
        <text:list-item>
          <text:p text:style-name="P88">Enchanté !</text:p>
        </text:list-item>
        <text:list-item>
          <text:p text:style-name="P88">Bonne journée → [ bon ġur-ne ]</text:p>
        </text:list-item>
        <text:list-item>
          <text:p text:style-name="P88">Bonne soirée → [ bon swa-re ]</text:p>
        </text:list-item>
        <text:list-item>
          <text:p text:style-name="P88">Bonne nuit</text:p>
        </text:list-item>
        <text:list-item>
          <text:p text:style-name="P88">À bientôt → [ a bjentu ]</text:p>
        </text:list-item>
        <text:list-item>
          <text:p text:style-name="P88">À demain ! → [ a di-ma ]</text:p>
        </text:list-item>
        <text:list-item>
          <text:p text:style-name="P89">Oui ça va <text:s/>très bien.</text:p>
        </text:list-item>
        <text:list-item>
          <text:p text:style-name="P89">Bonjour Anna. Comment ça va ? Je suis Julie.</text:p>
        </text:list-item>
        <text:list-item>
          <text:p text:style-name="P91">Ç<text:span text:style-name="T162">a va bien, merci. Et toi ?</text:span></text:p>
          <text:p text:style-name="P92"/>
          <text:p text:style-name="P88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88">Bonjour ! Moi, c'est Julia.<text:tab/><text:span text:style-name="T161">[ bonxġur, mwa se ġulja]</text:span></text:p>
        </text:list-item>
        <text:list-item>
          <text:p text:style-name="P88">Je m’appelle Marie.</text:p>
        </text:list-item>
        <text:list-item>
          <text:p text:style-name="P88">Je m’appelle Eddy.</text:p>
        </text:list-item>
        <text:list-item>
          <text:p text:style-name="P88">Euh … Enchanté, Marie.</text:p>
        </text:list-item>
        <text:list-item>
          <text:p text:style-name="P88">Comment ça va ?</text:p>
        </text:list-item>
        <text:list-item>
          <text:p text:style-name="P88">Euh … Très bien !</text:p>
          <text:p text:style-name="P88"/>
        </text:list-item>
      </text:list>
      <text:h text:style-name="P4" text:outline-level="2">📌 Sample Sentences:</text:h>
      <text:list xml:id="list195658395997258" text:continue-numbering="true" text:style-name="WWNum1">
        <text:list-item>
          <text:p text:style-name="P88">Bonjour ! Je suis un chat et je mange une pizza. Ça va très bien !</text:p>
        </text:list-item>
        <text:list-item>
          <text:p text:style-name="P88">Au revoir et bonne soirée, Paul. À demain !</text:p>
        </text:list-item>
      </text:list>
      <text:p text:style-name="P90"/>
      <text:h text:style-name="P1" text:outline-level="3"><text:span text:style-name="Strong_20_Emphasis">C’est</text:span> <text:span text:style-name="T191">→</text:span> [ se ] / [ set ]</text:h>
      <text:p text:style-name="Text_20_body"><text:span text:style-name="Strong_20_Emphasis"><text:span text:style-name="T165">Meaning:</text:span></text:span><text:span text:style-name="T165"> </text:span><text:span text:style-name="Emphasis"><text:span text:style-name="T165">It is / This is / That is</text:span></text:span></text:p>
      <text:p text:style-name="Text_20_body"><text:span text:style-name="Strong_20_Emphasis"><text:span text:style-name="T165">Pronunciation:</text:span></text:span></text:p>
      <text:list text:style-name="L5">
        <text:list-item>
          <text:p text:style-name="P107">Usually [ se ] when spoken quickly (casual speech)</text:p>
        </text:list-item>
        <text:list-item>
          <text:p text:style-name="P107">Can sound like [ set ] when emphasized or followed by a vowel sound</text:p>
        </text:list-item>
      </text:list>
      <text:p text:style-name="Text_20_body"><text:span text:style-name="Strong_20_Emphasis"><text:span text:style-name="T165">Examples:</text:span></text:span></text:p>
      <text:list text:style-name="L6">
        <text:list-item>
          <text:p text:style-name="P111"><text:span text:style-name="Strong_20_Emphasis"><text:span text:style-name="T165">C’est un chat.</text:span></text:span><text:span text:style-name="T165"> → [ se / set qa xa ] (</text:span><text:span text:style-name="Emphasis"><text:span text:style-name="T165">It’s a cat</text:span></text:span><text:span text:style-name="T165">)</text:span></text:p>
        </text:list-item>
        <text:list-item>
          <text:p text:style-name="P111"><text:span text:style-name="Strong_20_Emphasis"><text:span text:style-name="T165">C’est important.</text:span></text:span><text:span text:style-name="T165"> → [ se </text:span><text:span text:style-name="T166">qa</text:span><text:span text:style-name="T165">-por-tq</text:span><text:span text:style-name="T166">a</text:span><text:span text:style-name="T165"> ] (</text:span><text:span text:style-name="Emphasis"><text:span text:style-name="T165">It’s important</text:span></text:span><text:span text:style-name="T165">)</text:span></text:p>
        </text:list-item>
        <text:list-item>
          <text:p text:style-name="P108"><text:span text:style-name="T163"/></text:p>
        </text:list-item>
      </text:list>
      <text:h text:style-name="Heading_20_3" text:outline-level="3"><text:span text:style-name="Strong_20_Emphasis"><text:span text:style-name="T165">Ça</text:span></text:span><text:span text:style-name="T165"> </text:span><text:span text:style-name="T167">→</text:span><text:span text:style-name="T165"> [ sa ]</text:span></text:h>
      <text:p text:style-name="Text_20_body"><text:span text:style-name="Strong_20_Emphasis"><text:span text:style-name="T165">Meaning:</text:span></text:span><text:span text:style-name="T165"> </text:span><text:span text:style-name="Emphasis"><text:span text:style-name="T165">This / That (informal)</text:span></text:span></text:p>
      <text:p text:style-name="Text_20_body"><text:span text:style-name="Strong_20_Emphasis"><text:span text:style-name="T165">Pronunciation:</text:span></text:span><text:span text:style-name="T165"> Always [ sa ]</text:span></text:p>
      <text:p text:style-name="Text_20_body"><text:span text:style-name="Strong_20_Emphasis"><text:span text:style-name="T165">Examples:</text:span></text:span></text:p>
      <text:list text:style-name="L7">
        <text:list-item>
          <text:p text:style-name="P112"><text:span text:style-name="Strong_20_Emphasis"><text:span text:style-name="T165">Ça va ?</text:span></text:span><text:span text:style-name="T165"> → [ sa va ] (</text:span><text:span text:style-name="Emphasis"><text:span text:style-name="T165">How’s it going?</text:span></text:span><text:span text:style-name="T165">)</text:span></text:p>
        </text:list-item>
        <text:list-item>
          <text:p text:style-name="P112"><text:span text:style-name="Strong_20_Emphasis"><text:span text:style-name="T165">Ça, c'est bon.</text:span></text:span><text:span text:style-name="T165"> → [ sa, se bon ] (</text:span><text:span text:style-name="Emphasis"><text:span text:style-name="T165">That, it’s good</text:span></text:span><text:span text:style-name="T165">)</text:span></text:p>
        </text:list-item>
      </text:list>
      <text:p text:style-name="P93"/>
      <text:p text:style-name="P93"/>
      <text:p text:style-name="P93"/>
      <text:p text:style-name="P93"/>
      <text:p text:style-name="P93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93"/>
      <text:p text:style-name="P95"/>
      <text:p text:style-name="P95">Note: "Comment ça va ?" vs "Ça va ?"</text:p>
      <text:p text:style-name="P93">Both are correct — choose based on how formal or relaxed you want to sound!</text:p>
      <text:p text:style-name="P93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09">More complete</text:p>
        </text:list-item>
        <text:list-item>
          <text:p text:style-name="P109">Slightly more formal or polite</text:p>
        </text:list-item>
        <text:list-item>
          <text:p text:style-name="P109">Used when meeting someone for the first time or being respectful</text:p>
        </text:list-item>
      </text:list>
      <text:p text:style-name="P93"/>
      <text:p text:style-name="P17"><text:span text:style-name="Strong_20_Emphasis"><text:span text:style-name="T173">Bonsoir Marie, ça va ?</text:span></text:span></text:p>
      <text:p text:style-name="P17"><text:span text:style-name="T173"><text:line-break/>= </text:span><text:span text:style-name="Emphasis"><text:span text:style-name="T173">Evening Marie, all good?</text:span></text:span><text:span text:style-name="T173"> / </text:span><text:span text:style-name="Emphasis"><text:span text:style-name="T173">You okay?</text:span></text:span></text:p>
      <text:list text:style-name="L9">
        <text:list-item>
          <text:p text:style-name="P110">More casual</text:p>
        </text:list-item>
        <text:list-item>
          <text:p text:style-name="P110">Common in spoken, friendly conversations</text:p>
        </text:list-item>
        <text:list-item>
          <text:p text:style-name="P113"><text:span text:style-name="T173">Like saying </text:span><text:span text:style-name="Emphasis"><text:span text:style-name="T173">"All good?"</text:span></text:span><text:span text:style-name="T173"> instead of </text:span><text:span text:style-name="Emphasis"><text:span text:style-name="T173">"How are you?"</text:span></text:span></text:p>
        </text:list-item>
      </text:list>
      <text:p text:style-name="Text_20_body"><text:span text:style-name="Emphasis"><text:span text:style-name="T173"/></text:span></text:p>
      <text:p text:style-name="Text_20_body"><text:span text:style-name="Emphasis"><text:span text:style-name="T173"/></text:span></text:p>
      <text:p text:style-name="Text_20_body"><text:span text:style-name="Emphasis"><text:span text:style-name="T173"/></text:span></text:p>
      <text:p text:style-name="Text_20_body"><text:span text:style-name="Emphasis"><text:span text:style-name="T173"/></text:span></text:p>
      <text:p text:style-name="Text_20_body"><text:span text:style-name="Emphasis"><text:span text:style-name="T173"/></text:span></text:p>
      <text:p text:style-name="Text_20_body"><text:span text:style-name="Emphasis"><text:span text:style-name="T17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5658395997258" text:style-name="WWNum1">
        <text:list-item>
          <text:p text:style-name="P96">Une femme anglaise.</text:p>
        </text:list-item>
        <text:list-item>
          <text:p text:style-name="P96">Sophie est anglaise.</text:p>
        </text:list-item>
        <text:list-item>
          <text:p text:style-name="P96">Elle parle anglais.</text:p>
        </text:list-item>
        <text:list-item>
          <text:p text:style-name="P96">Une fille française.</text:p>
        </text:list-item>
        <text:list-item>
          <text:p text:style-name="P96">Il s’appelle Duo.</text:p>
        </text:list-item>
        <text:list-item>
          <text:p text:style-name="P96">Je m'appelle Gabriel et elle s'appelle Charlotte.</text:p>
        </text:list-item>
        <text:list-item>
          <text:p text:style-name="P96">Tu es française, Charlotte ?</text:p>
        </text:list-item>
        <text:list-item>
          <text:p text:style-name="P96">Elle s’appelle Elizabeth et elle est anglaise.</text:p>
        </text:list-item>
        <text:list-item>
          <text:p text:style-name="P96">Excuse-moi, comment tu t’appelles ?</text:p>
        </text:list-item>
        <text:list-item>
          <text:p text:style-name="P96">Tu es espagnol ?</text:p>
        </text:list-item>
        <text:list-item>
          <text:p text:style-name="P96">Elle est espagnole ? → [ el et espanjol ? ]</text:p>
        </text:list-item>
        <text:list-item>
          <text:p text:style-name="P96">Tu parles anglais ?</text:p>
        </text:list-item>
        <text:list-item>
          <text:p text:style-name="P96">Excuse-moi, tu parles anglais ?</text:p>
        </text:list-item>
        <text:list-item>
          <text:p text:style-name="P96">Non, je parle espagnol et français.</text:p>
        </text:list-item>
        <text:list-item>
          <text:p text:style-name="P96">Non, je suis mexicaine. Je parle espagnol.</text:p>
        </text:list-item>
        <text:list-item>
          <text:p text:style-name="P96">Un homme mexicain.</text:p>
        </text:list-item>
        <text:list-item>
          <text:p text:style-name="P96">Un garçon américain.</text:p>
        </text:list-item>
        <text:list-item>
          <text:p text:style-name="P96">C’est un professeur américaine. Il parle anglais.</text:p>
        </text:list-item>
        <text:list-item>
          <text:p text:style-name="P96">Louis est mexicain.</text:p>
        </text:list-item>
        <text:list-item>
          <text:p text:style-name="P96">Il est américain et elle est américaine.</text:p>
        </text:list-item>
        <text:list-item>
          <text:p text:style-name="P96">Sarah est une fille. Elle est anglaise. Thomas est un garçon. Il est anglais.</text:p>
        </text:list-item>
        <text:list-item>
          <text:p text:style-name="P97">Je m'appelle Anna. Je parle français. C’est Antoine. Antoine parle anglais.</text:p>
        </text:list-item>
        <text:list-item>
          <text:p text:style-name="P98">Je suis Alice, et je suis française. C'est Antoine. Il est français.</text:p>
        </text:list-item>
        <text:list-item>
          <text:p text:style-name="P99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82">q</text:span>an-fqa ]</text:p>
      <text:p text:style-name="P33"><text:s text:c="4"/>• important → [ <text:span text:style-name="T182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73"><text:s text:c="4"/>• mais → [ me ] <text:s text:c="2"/>‘</text:span></text:span><text:span text:style-name="Emphasis"><text:span text:style-name="T174">but’</text:span></text:span></text:p>
      <text:p text:style-name="P18"><text:span text:style-name="Emphasis"><text:span text:style-name="T173"/></text:span></text:p>
      <text:p text:style-name="P18"><text:span text:style-name="Emphasis"><text:span text:style-name="T17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75">🗣️ </text:span></text:span><text:span text:style-name="Strong_20_Emphasis"><text:span text:style-name="T6">Conversation: Tu parles espagnol ?</text:span></text:span></text:p>
      <text:p text:style-name="P20"><text:span text:style-name="Strong_20_Emphasis"><text:span text:style-name="T175"/></text:span></text:p>
      <text:p text:style-name="P20"><text:span text:style-name="Strong_20_Emphasis"><text:span text:style-name="T183">Salut ! Comment tu t’appelles ?</text:span></text:span></text:p>
      <text:p text:style-name="P20"><text:span text:style-name="Strong_20_Emphasis"><text:span text:style-name="T175">  Salut ! Je m’appelle Pablo.</text:span></text:span></text:p>
      <text:p text:style-name="P20"><text:span text:style-name="Strong_20_Emphasis"><text:span text:style-name="T183">Pablo ?! Tu es américain ?</text:span></text:span></text:p>
      <text:p text:style-name="P20"><text:span text:style-name="Strong_20_Emphasis"><text:span text:style-name="T175">  Je suis mexicain.</text:span></text:span></text:p>
      <text:p text:style-name="P20"><text:span text:style-name="Strong_20_Emphasis"><text:span text:style-name="T183">Mexicain ? Tu parles espagnol ?</text:span></text:span></text:p>
      <text:p text:style-name="P20"><text:span text:style-name="Strong_20_Emphasis"><text:span text:style-name="T175">  Oui !</text:span></text:span></text:p>
      <text:p text:style-name="P20"><text:span text:style-name="Strong_20_Emphasis"><text:span text:style-name="T183">Waouh ! Tu es un garçon très intéressant ! Tu parles français et espagnol !</text:span></text:span></text:p>
      <text:p text:style-name="P27"><text:span text:style-name="Strong_20_Emphasis"><text:span text:style-name="T189">[waw, tu e qa garso treż anteresa. Tu parl franse e espanjol]</text:span></text:span></text:p>
      <text:p text:style-name="P20"><text:span text:style-name="Strong_20_Emphasis"><text:span text:style-name="T175">  Je parle espagnol, français et anglais.</text:span></text:span></text:p>
      <text:p text:style-name="P20"><text:span text:style-name="Strong_20_Emphasis"><text:span text:style-name="T183">Incroyable ! Je m’appelle Zari… </text:span></text:span></text:p>
      <text:p text:style-name="P27"><text:span text:style-name="Strong_20_Emphasis"><text:span text:style-name="T189">[ an-krwa-jabl, xġ m’apel Żari ]</text:span></text:span></text:p>
      <text:p text:style-name="P20"><text:span text:style-name="Strong_20_Emphasis"><text:span text:style-name="T175">  Au revoir, Zari !</text:span></text:span></text:p>
      <text:p text:style-name="P20"><text:span text:style-name="Strong_20_Emphasis"><text:span text:style-name="T175"/></text:span></text:p>
      <text:p text:style-name="P20"><text:span text:style-name="Strong_20_Emphasis"><text:span text:style-name="T175"/></text:span></text:p>
      <text:p text:style-name="P37"><text:soft-page-break/><text:span text:style-name="Strong_20_Emphasis"><text:span text:style-name="T192"/></text:span></text:p>
      <text:h text:style-name="P15" text:outline-level="1"><text:span text:style-name="Strong_20_Emphasis"><text:span text:style-name="T152">Unit 4 – Using the Present Tense (Le présent)</text:span></text:span></text:h>
      <text:p text:style-name="P16"><text:span text:style-name="Strong_20_Emphasis"><text:span text:style-name="T152"/></text:span></text:p>
      <text:p text:style-name="P20"><text:span text:style-name="Strong_20_Emphasis"><text:span text:style-name="T9">Core Sentences</text:span></text:span></text:p>
      <text:p text:style-name="P37"><text:span text:style-name="Strong_20_Emphasis"><text:span text:style-name="T202"/></text:span></text:p>
      <text:p text:style-name="P25"><text:span text:style-name="Strong_20_Emphasis"><text:span text:style-name="T175">J'étudie à Paris.<text:tab/><text:tab/>[xġe twidi a pari]<text:tab/><text:tab/>I study in Paris.</text:span></text:span></text:p>
      <text:p text:style-name="P25"><text:span text:style-name="Strong_20_Emphasis"><text:span text:style-name="T175"/></text:span></text:p>
      <text:p text:style-name="P25"><text:span text:style-name="Strong_20_Emphasis"><text:span text:style-name="T175">J'étudie à Bordeaux.<text:tab/><text:tab/>[xġ e twidi a bordo]<text:tab/><text:tab/>I study in Bordeaux.</text:span></text:span></text:p>
      <text:p text:style-name="P25"><text:span text:style-name="Strong_20_Emphasis"><text:span text:style-name="T175"/></text:span></text:p>
      <text:p text:style-name="P25"><text:span text:style-name="Strong_20_Emphasis"><text:span text:style-name="T175">J'habite à Berlin.<text:tab/><text:tab/>[xġe abit a berlin]<text:tab/><text:tab/>I live in Berlin.</text:span></text:span></text:p>
      <text:p text:style-name="P25"><text:span text:style-name="Strong_20_Emphasis"><text:span text:style-name="T175"/></text:span></text:p>
      <text:p text:style-name="P25"><text:span text:style-name="Strong_20_Emphasis"><text:span text:style-name="T175">Je travaille à New York.<text:tab/>[xġ travaj a nju jork]<text:tab/><text:tab/>I work in New York.</text:span></text:span></text:p>
      <text:p text:style-name="P25"><text:span text:style-name="Strong_20_Emphasis"><text:span text:style-name="T175"/></text:span></text:p>
      <text:p text:style-name="P25"><text:span text:style-name="Strong_20_Emphasis"><text:span text:style-name="T175">Elle est ici.<text:tab/><text:tab/><text:tab/>[el et i‑si]<text:tab/><text:tab/><text:tab/>She is here.</text:span></text:span></text:p>
      <text:p text:style-name="P25"><text:span text:style-name="Strong_20_Emphasis"><text:span text:style-name="T175"/></text:span></text:p>
      <text:p text:style-name="P25"><text:span text:style-name="Strong_20_Emphasis"><text:span text:style-name="T175">Tu habites à Paris ?<text:tab/><text:tab/>[tu abit a pari]<text:tab/><text:tab/><text:tab/>Do you live in Paris?</text:span></text:span></text:p>
      <text:p text:style-name="P34"><text:span text:style-name="Strong_20_Emphasis"><text:span text:style-name="T173"/></text:span></text:p>
      <text:p text:style-name="P34"><text:span text:style-name="Strong_20_Emphasis"><text:span text:style-name="T173"/></text:span></text:p>
      <text:p text:style-name="P20"><text:span text:style-name="Strong_20_Emphasis"><text:span text:style-name="T9">Key Vocabulary</text:span></text:span></text:p>
      <text:p text:style-name="P20"><text:span text:style-name="Strong_20_Emphasis"><text:span text:style-name="T9"/></text:span></text:p>
      <text:p text:style-name="P26"><text:span text:style-name="Strong_20_Emphasis"><text:span text:style-name="T184">People</text:span></text:span></text:p>
      <text:p text:style-name="P26"><text:span text:style-name="Strong_20_Emphasis"><text:span text:style-name="T175">l'étudiant<text:tab/><text:tab/><text:tab/>[le‑tu‑dja]<text:tab/><text:tab/><text:tab/>(male) student</text:span></text:span></text:p>
      <text:p text:style-name="P26"><text:span text:style-name="Strong_20_Emphasis"><text:span text:style-name="T175">l'étudiante<text:tab/><text:tab/><text:tab/>[le‑tu‑djant]<text:tab/><text:tab/><text:tab/>(female) student</text:span></text:span></text:p>
      <text:p text:style-name="P25"><text:span text:style-name="Strong_20_Emphasis"><text:span text:style-name="T175"/></text:span></text:p>
      <text:p text:style-name="P25"><text:span text:style-name="Strong_20_Emphasis"><text:span text:style-name="T175"/></text:span></text:p>
      <text:p text:style-name="P26"><text:span text:style-name="Strong_20_Emphasis"><text:span text:style-name="T184">Places &amp; Adverbs</text:span></text:span></text:p>
      <text:p text:style-name="P26"><text:span text:style-name="Strong_20_Emphasis"><text:span text:style-name="T175">ici<text:tab/><text:tab/><text:tab/><text:tab/>[i‑si] <text:tab/><text:tab/><text:tab/><text:tab/>here</text:span></text:span></text:p>
      <text:p text:style-name="P26"><text:span text:style-name="Strong_20_Emphasis"><text:span text:style-name="T175">en Espagne <text:s/><text:tab/><text:tab/><text:tab/>[qo  n_espanj] <text:tab/><text:tab/><text:tab/>in Spain</text:span></text:span></text:p>
      <text:p text:style-name="P26"><text:span text:style-name="Strong_20_Emphasis"><text:span text:style-name="T175">en Europe<text:tab/><text:tab/><text:tab/>[qo  n_ewrop]<text:tab/><text:tab/><text:tab/>in Europe</text:span></text:span></text:p>
      <text:p text:style-name="P26"><text:span text:style-name="Strong_20_Emphasis"><text:span text:style-name="T175">en Angleterre<text:tab/><text:tab/><text:tab/>[qo  n_an-gli-ter]<text:tab/><text:tab/>in England</text:span></text:span></text:p>
      <text:p text:style-name="P26"><text:span text:style-name="Strong_20_Emphasis"><text:span text:style-name="T175">à (+ city)<text:tab/><text:tab/><text:tab/>—<text:tab/><text:tab/><text:tab/><text:tab/>in / to (a city)</text:span></text:span></text:p>
      <text:p text:style-name="P25"><text:span text:style-name="Strong_20_Emphasis"><text:span text:style-name="T175"/></text:span></text:p>
      <text:p text:style-name="P26"><text:span text:style-name="Strong_20_Emphasis"><text:span text:style-name="T184">Preposition </text:span></text:span><text:span text:style-name="Strong_20_Emphasis"><text:span text:style-name="T185">avec</text:span></text:span><text:span text:style-name="Strong_20_Emphasis"><text:span text:style-name="T184"> – "with"</text:span></text:span></text:p>
      <text:p text:style-name="P40"/>
      <text:p text:style-name="P26"><text:span text:style-name="Strong_20_Emphasis"><text:span text:style-name="T175">Je parle avec Marie.<text:tab/><text:tab/>[xġ  parl  <text:s/>avek  <text:s/>Mari]<text:tab/><text:tab/>I speak with Marie.</text:span></text:span></text:p>
      <text:p text:style-name="P26"><text:span text:style-name="Strong_20_Emphasis"><text:span text:style-name="T175">Il habite avec Paul.<text:tab/><text:tab/>[il  abit  avek  Pol]<text:tab/><text:tab/>He lives with Paul.</text:span></text:span></text:p>
      <text:p text:style-name="P26"><text:span text:style-name="Strong_20_Emphasis"><text:span text:style-name="T175">Elle travaille avec moi.<text:tab/>[el <text:s/> travaj  <text:s/>avek  mwa]<text:tab/>She works with me.</text:span></text:span></text:p>
      <text:p text:style-name="P25"><text:span text:style-name="Strong_20_Emphasis"><text:span text:style-name="T175"/></text:span></text:p>
      <text:p text:style-name="P25"><text:span text:style-name="Strong_20_Emphasis"><text:span text:style-name="T175"/></text:span></text:p>
      <text:p text:style-name="P25"><text:span text:style-name="Strong_20_Emphasis"><text:span text:style-name="T175"/></text:span></text:p>
      <text:p text:style-name="P25"><text:span text:style-name="Strong_20_Emphasis"><text:span text:style-name="T175"/></text:span></text:p>
      <text:p text:style-name="P34"/>
      <text:p text:style-name="P20"><text:soft-page-break/><text:span text:style-name="Strong_20_Emphasis"><text:span text:style-name="T9">Pronunciation Patterns (new in this unit)</text:span></text:span></text:p>
      <text:p text:style-name="P45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201">tant</text:span>]</text:p>
      <text:p text:style-name="P35">aille → aajj<text:tab/><text:tab/>travaille → [travaj]</text:p>
      <text:p text:style-name="P35">on → qu<text:tab/><text:tab/>garçon → [gar‑<text:span text:style-name="T201">so</text:span>]</text:p>
      <text:p text:style-name="P35"/>
      <text:p text:style-name="P20"><text:span text:style-name="Strong_20_Emphasis"><text:span text:style-name="T9"/></text:span></text:p>
      <text:h text:style-name="P23" text:outline-level="3"><text:span text:style-name="Strong_20_Emphasis"><text:span text:style-name="T9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9"/></text:span></text:p>
      <text:h text:style-name="P23" text:outline-level="3"><text:span text:style-name="Strong_20_Emphasis"><text:span text:style-name="T9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9"/></text:span></text:p>
      <text:h text:style-name="P23" text:outline-level="3"><text:span text:style-name="Strong_20_Emphasis"><text:span text:style-name="T9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9"/></text:span></text:p>
      <text:h text:style-name="P22" text:outline-level="3"><text:soft-page-break/><text:span text:style-name="Strong_20_Emphasis"><text:span text:style-name="T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3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3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3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38" text:outline-level="1"><text:a xlink:type="simple" xlink:href="https://www.duolingo.com/sections" text:style-name="Internet_20_link" text:visited-style-name="Visited_20_Internet_20_Link"><text:span text:style-name="Strong_20_Emphasis"><text:span text:style-name="T202"/></text:span></text:a></text:h>
      <text:h text:style-name="P22" text:outline-level="3"><text:span text:style-name="Strong_20_Emphasis"><text:span text:style-name="T2">Prepositions for Places</text:span></text:span></text:h>
      <text:p text:style-name="P37"><text:span text:style-name="Strong_20_Emphasis"><text:span text:style-name="T202"/></text:span></text:p>
      <text:p text:style-name="P41"><text:span text:style-name="Strong_20_Emphasis"><text:span text:style-name="T175">Use </text:span></text:span><text:span text:style-name="Strong_20_Emphasis"><text:span text:style-name="T183">à</text:span></text:span><text:span text:style-name="Strong_20_Emphasis"><text:span text:style-name="T175"> with cities:</text:span></text:span></text:p>
      <text:list text:style-name="L10">
        <text:list-item>
          <text:p text:style-name="P114"><text:span text:style-name="Strong_20_Emphasis"><text:span text:style-name="T175">J'habite à Berlin. </text:span></text:span></text:p>
        </text:list-item>
      </text:list>
      <text:p text:style-name="P41"><text:span text:style-name="Strong_20_Emphasis"><text:span text:style-name="T175">Use </text:span></text:span><text:span text:style-name="Strong_20_Emphasis"><text:span text:style-name="T183">en</text:span></text:span><text:span text:style-name="Strong_20_Emphasis"><text:span text:style-name="T175"> with most feminine countries &amp; regions :</text:span></text:span></text:p>
      <text:list text:style-name="L11">
        <text:list-item>
          <text:p text:style-name="P115"><text:span text:style-name="Strong_20_Emphasis"><text:span text:style-name="T175">Elle travaille en Espagne. <text:s/><text:tab/><text:tab/><text:tab/></text:span></text:span><text:span text:style-name="Strong_20_Emphasis"><text:span text:style-name="T176">[ <text:s/>el <text:s/>travaj <text:s/>o <text:s/>n_espanj <text:s/>]</text:span></text:span></text:p>
        </text:list-item>
      </text:list>
      <text:p text:style-name="P41"><text:span text:style-name="Strong_20_Emphasis"><text:span text:style-name="T175">Use </text:span></text:span><text:span text:style-name="Strong_20_Emphasis"><text:span text:style-name="T183">en</text:span></text:span><text:span text:style-name="Strong_20_Emphasis"><text:span text:style-name="T175"> with all continents :</text:span></text:span></text:p>
      <text:list text:style-name="L12">
        <text:list-item>
          <text:p text:style-name="P116"><text:span text:style-name="Strong_20_Emphasis"><text:span text:style-name="T175">Je suis en Europe. <text:tab/><text:tab/><text:tab/><text:tab/></text:span></text:span><text:span text:style-name="Strong_20_Emphasis"><text:span text:style-name="T176">[ xġ <text:s/>swis <text:s/>o <text:s/>n_ewrop ]</text:span></text:span></text:p>
        </text:list-item>
      </text:list>
      <text:p text:style-name="P41"><text:span text:style-name="Strong_20_Emphasis"><text:span text:style-name="T175">(Remember au / aux for masculine &amp; plural countries – coming next unit!) |</text:span></text:span></text:p>
      <text:p text:style-name="P37"><text:span text:style-name="Strong_20_Emphasis"><text:span text:style-name="T202"/></text:span></text:p>
      <text:p text:style-name="P37"><text:span text:style-name="Strong_20_Emphasis"><text:span text:style-name="T202"/></text:span></text:p>
      <text:h text:style-name="P22" text:outline-level="3"><text:span text:style-name="Strong_20_Emphasis"><text:span text:style-name="T2">Mini‑Dialogue (Putting it all together)</text:span></text:span></text:h>
      <text:p text:style-name="P24"><text:span text:style-name="Strong_20_Emphasis"><text:span text:style-name="T2"/></text:span></text:p>
      <text:p text:style-name="Quotations"><text:span text:style-name="Strong_20_Emphasis"><text:span text:style-name="T173">Paule :</text:span></text:span><text:span text:style-name="T173"> Enchanté, Marie. Je m'appelle Paule. Tu habites à Berlin ?</text:span></text:p>
      <text:p text:style-name="Quotations"><text:span text:style-name="Strong_20_Emphasis"><text:span text:style-name="T173">Marie :</text:span></text:span><text:span text:style-name="T173"> Oui, j'habite à Berlin. Et toi ?</text:span></text:p>
      <text:p text:style-name="P39"><text:span text:style-name="T164"/></text:p>
      <text:p text:style-name="Quotations"><text:span text:style-name="Strong_20_Emphasis"><text:span text:style-name="T173">Paule :</text:span></text:span><text:span text:style-name="T173"> J'étudie à Toronto, et toi ?</text:span></text:p>
      <text:p text:style-name="Quotations"><text:span text:style-name="Strong_20_Emphasis"><text:span text:style-name="T173">Marie :</text:span></text:span><text:span text:style-name="T173"> Moi, je travaille ici en France avec Alice.<text:tab/></text:span><text:span text:style-name="T177">[ mwa, xġ travaj isi <text:s/>qon frans <text:s/>avec alis ]</text:span></text:p>
      <text:p text:style-name="P44">I work here in France with Alice.</text:p>
      <text:p text:style-name="P37"><text:span text:style-name="Strong_20_Emphasis"><text:span text:style-name="T202"/></text:span></text:p>
      <text:p text:style-name="P37"><text:span text:style-name="Strong_20_Emphasis"><text:span text:style-name="T202"/></text:span></text:p>
      <text:p text:style-name="P37"><text:span text:style-name="Strong_20_Emphasis"><text:span text:style-name="T202"/></text:span></text:p>
      <text:p text:style-name="P37"><text:span text:style-name="Strong_20_Emphasis"><text:span text:style-name="T202"/></text:span></text:p>
      <text:h text:style-name="P21" text:outline-level="2"><text:soft-page-break/><text:span text:style-name="Strong_20_Emphasis"><text:span text:style-name="T2">Quick Check</text:span></text:span></text:h>
      <text:p text:style-name="Text_20_body"><text:span text:style-name="Strong_20_Emphasis"><text:span text:style-name="T167">J'étudie avec mon chat.</text:span></text:span><text:span text:style-name="T167"> <text:tab/><text:tab/>[xġ etudi avek mon xa]</text:span></text:p>
      <text:p text:style-name="Text_20_body"><text:span text:style-name="Strong_20_Emphasis"><text:span text:style-name="T167">Tu travailles en Espagne ?<text:tab/><text:tab/></text:span></text:span><text:span text:style-name="Strong_20_Emphasis"><text:span text:style-name="T168">[ tu travaj on espanj ]</text:span></text:span></text:p>
      <text:p text:style-name="P42"><text:span text:style-name="Strong_20_Emphasis"><text:span text:style-name="T11">La France<text:tab/><text:tab/><text:tab/><text:tab/></text:span></text:span><text:span text:style-name="Strong_20_Emphasis"><text:span text:style-name="T20">[ la frans ]</text:span></text:span></text:p>
      <text:p text:style-name="P42"><text:span text:style-name="Strong_20_Emphasis"><text:span text:style-name="T11">en France<text:tab/><text:tab/><text:tab/><text:tab/></text:span></text:span><text:span text:style-name="Strong_20_Emphasis"><text:span text:style-name="T20">[ o n_frans ]</text:span></text:span></text:p>
      <text:p text:style-name="P43"><text:span text:style-name="Strong_20_Emphasis"><text:span text:style-name="T12">en Italie<text:tab/><text:tab/><text:tab/><text:tab/>[ o <text:s/>n</text:span></text:span><text:span text:style-name="Strong_20_Emphasis"><text:span text:style-name="T20">_</text:span></text:span><text:span text:style-name="Strong_20_Emphasis"><text:span text:style-name="T12">itali ]</text:span></text:span></text:p>
      <text:p text:style-name="P43"><text:span text:style-name="Strong_20_Emphasis"><text:span text:style-name="T12">j’habit</text:span></text:span><text:span text:style-name="Strong_20_Emphasis"><text:span text:style-name="T20">e</text:span></text:span><text:span text:style-name="Strong_20_Emphasis"><text:span text:style-name="T12"> en Italie<text:tab/><text:tab/><text:tab/></text:span></text:span><text:span text:style-name="Strong_20_Emphasis"><text:span text:style-name="T20">[ xġ abit o n_itali ]</text:span></text:span></text:p>
      <text:p text:style-name="P42"><text:span text:style-name="Strong_20_Emphasis"><text:span text:style-name="T11">l’Espagne<text:tab/><text:tab/><text:tab/><text:tab/></text:span></text:span><text:span text:style-name="Strong_20_Emphasis"><text:span text:style-name="T20">[ l-espanj ]</text:span></text:span></text:p>
      <text:p text:style-name="P42"><text:span text:style-name="Strong_20_Emphasis"><text:span text:style-name="T11">L’</text:span></text:span><text:span text:style-name="Strong_20_Emphasis"><text:span text:style-name="T43">é</text:span></text:span><text:span text:style-name="Strong_20_Emphasis"><text:span text:style-name="T11">tudiant<text:tab/><text:tab/><text:tab/><text:tab/></text:span></text:span><text:span text:style-name="Strong_20_Emphasis"><text:span text:style-name="T20">[ l-etudja ]</text:span></text:span></text:p>
      <text:p text:style-name="P42"><text:span text:style-name="Strong_20_Emphasis"><text:span text:style-name="T11">le professeur<text:tab/><text:tab/><text:tab/><text:tab/></text:span></text:span><text:span text:style-name="Strong_20_Emphasis"><text:span text:style-name="T20">[ le profesor ]</text:span></text:span></text:p>
      <text:p text:style-name="P43"><text:span text:style-name="Strong_20_Emphasis"><text:span text:style-name="T12">un journaliste.<text:tab/><text:tab/><text:tab/><text:tab/></text:span></text:span><text:span text:style-name="Strong_20_Emphasis"><text:span text:style-name="T20">[ qa xġurnalist ]</text:span></text:span></text:p>
      <text:p text:style-name="P43"><text:span text:style-name="Strong_20_Emphasis"><text:span text:style-name="T12">un</text:span></text:span><text:span text:style-name="Strong_20_Emphasis"><text:span text:style-name="T20">e</text:span></text:span><text:span text:style-name="Strong_20_Emphasis"><text:span text:style-name="T12"> universit</text:span></text:span><text:span text:style-name="Strong_20_Emphasis"><text:span text:style-name="T43">é.<text:tab/><text:tab/><text:tab/></text:span></text:span><text:span text:style-name="Strong_20_Emphasis"><text:span text:style-name="T38">[ qun un-i-ver-si-te ]</text:span></text:span></text:p>
      <text:p text:style-name="P43"><text:span text:style-name="Strong_20_Emphasis"><text:span text:style-name="T12">C’est Paul. Il est journaliste.<text:tab/><text:tab/>This is Paul. He is a journalist.<text:tab/>[se Pol. Il e xġurnalis]</text:span></text:span></text:p>
      <text:p text:style-name="P43"><text:span text:style-name="Strong_20_Emphasis"><text:span text:style-name="T12">J'étudie avec un professeur.<text:tab/><text:tab/>I study with a teacher.<text:tab/><text:tab/>[ j’etudi avek a profesor ]</text:span></text:span></text:p>
      <text:p text:style-name="P48"><text:span text:style-name="Strong_20_Emphasis"><text:span text:style-name="T44">J'</text:span></text:span><text:span text:style-name="Strong_20_Emphasis"><text:span text:style-name="T43">ét</text:span></text:span><text:span text:style-name="Strong_20_Emphasis"><text:span text:style-name="T44">udie beaucoup.<text:tab/><text:tab/></text:span></text:span><text:span text:style-name="Strong_20_Emphasis"><text:span text:style-name="T12"><text:tab/>I study a lot.<text:tab/></text:span></text:span><text:span text:style-name="Strong_20_Emphasis"><text:span text:style-name="T200"><text:tab/><text:tab/><text:tab/></text:span></text:span><text:span text:style-name="Strong_20_Emphasis"><text:span text:style-name="T44">[xġ etudi boku]</text:span></text:span></text:p>
      <text:p text:style-name="P48"><text:span text:style-name="Strong_20_Emphasis"><text:span text:style-name="T44"/></text:span></text:p>
      <text:p text:style-name="P48"><text:span text:style-name="Strong_20_Emphasis"><text:span text:style-name="T44"/></text:span></text:p>
      <text:p text:style-name="P48"><text:span text:style-name="Strong_20_Emphasis"><text:span text:style-name="T44">J'habitie <text:s/></text:span></text:span><text:span text:style-name="Strong_20_Emphasis"><text:span text:style-name="T43">à </text:span></text:span><text:span text:style-name="Strong_20_Emphasis"><text:span text:style-name="T44">Chicago et tu habities <text:s/></text:span></text:span><text:span text:style-name="Strong_20_Emphasis"><text:span text:style-name="T43">à </text:span></text:span><text:span text:style-name="Strong_20_Emphasis"><text:span text:style-name="T44">New York</text:span></text:span></text:p>
      <text:p text:style-name="P48"><text:span text:style-name="Strong_20_Emphasis"><text:span text:style-name="T44"/></text:span></text:p>
      <text:p text:style-name="P48"><text:span text:style-name="Strong_20_Emphasis"><text:span text:style-name="T44">Bonjour ! Je m'appelle Elsa. Je suis espagnole, mais j'habite à Paris. Et toi ? Comment tu t'appelles ?</text:span></text:span></text:p>
      <text:p text:style-name="P48"><text:span text:style-name="Strong_20_Emphasis"><text:span text:style-name="T44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48"><text:span text:style-name="Strong_20_Emphasis"><text:span text:style-name="T44">Hello! My name is Elsa. I'm Spanish, but I live in Paris. And you? What's your name?</text:span></text:span></text:p>
      <text:p text:style-name="P48"><text:span text:style-name="Strong_20_Emphasis"><text:span text:style-name="T44"/></text:span></text:p>
      <text:p text:style-name="P49"><text:span text:style-name="Strong_20_Emphasis"><text:span text:style-name="T45">Je m'appelle Gabriel. Enchanté de vous rencontrer ! Vous êtes étudiant ? J'étudie à New York.</text:span></text:span></text:p>
      <text:p text:style-name="P55"><text:span text:style-name="Strong_20_Emphasis"><text:span text:style-name="T46">[ xġ mapel Gabrijel. <text:s text:c="3"/>Qanxante di vu <text:s/>ran-kon-tre. <text:s/>Vu żet etudja. <text:s/>Xġ etufi a Nju <text:s/>Jork]</text:span></text:span></text:p>
      <text:p text:style-name="P49"><text:span text:style-name="Strong_20_Emphasis"><text:span text:style-name="T45"/></text:span></text:p>
      <text:p text:style-name="P49"><text:span text:style-name="Strong_20_Emphasis"><text:span text:style-name="T45">J'habite en Espagne avec Louis.</text:span></text:span></text:p>
      <text:p text:style-name="P49"><text:span text:style-name="Strong_20_Emphasis"><text:span text:style-name="T45">Je vis en Espagne avec Louis.</text:span></text:span></text:p>
      <text:p text:style-name="P49"><text:span text:style-name="Strong_20_Emphasis"><text:span text:style-name="T45">I live in Spain with Louis.</text:span></text:span></text:p>
      <text:p text:style-name="P43"><text:span text:style-name="Strong_20_Emphasis"><text:span text:style-name="T12"/></text:span></text:p>
      <text:p text:style-name="P43"><text:span text:style-name="Strong_20_Emphasis"><text:span text:style-name="T12">Bonjour Marie ! Je suis Paul et je suis étudiant ici. Je travaille avec Professeur Morel. Tu es étudiante aussi ?</text:span></text:span></text:p>
      <text:p text:style-name="P43"><text:span text:style-name="Strong_20_Emphasis"><text:span text:style-name="T12">Hello Marie! My name is Paul, and I'm a student here. I work with Professor Morel. Are you a student too?</text:span></text:span></text:p>
      <text:p text:style-name="P43"><text:span text:style-name="Strong_20_Emphasis"><text:span text:style-name="T12"/></text:span></text:p>
      <text:p text:style-name="P53"><text:span text:style-name="Strong_20_Emphasis"><text:span text:style-name="T12">Aussi<text:tab/><text:tab/>→ <text:tab/><text:tab/></text:span></text:span><text:span text:style-name="Strong_20_Emphasis"><text:span text:style-name="T20">also<text:tab/>[o-si]</text:span></text:span></text:p>
      <text:p text:style-name="P54"><text:span text:style-name="Strong_20_Emphasis"><text:span text:style-name="T44">mais<text:tab/><text:tab/></text:span></text:span><text:span text:style-name="Strong_20_Emphasis"><text:span text:style-name="T38">→</text:span></text:span><text:span text:style-name="Strong_20_Emphasis"><text:span text:style-name="T44"><text:tab/><text:tab/></text:span></text:span><text:span text:style-name="Strong_20_Emphasis"><text:span text:style-name="T47">but<text:tab/>[ m-e ]</text:span></text:span></text:p>
      <text:p text:style-name="P53"><text:span text:style-name="Strong_20_Emphasis"><text:span text:style-name="T20"/></text:span></text:p>
      <text:p text:style-name="P43"><text:soft-page-break/><text:span text:style-name="Strong_20_Emphasis"><text:span text:style-name="T12">Émile travaille beaucoup, non ?<text:tab/><text:tab/><text:tab/><text:tab/><text:tab/>Emile works a lot, doesn't he?</text:span></text:span></text:p>
      <text:p text:style-name="P43"><text:span text:style-name="Strong_20_Emphasis"><text:span text:style-name="T12">Gabriel habite en Espagne et tu habites en France.<text:tab/><text:tab/><text:tab/></text:span></text:span><text:span text:style-name="Strong_20_Emphasis"><text:span text:style-name="T16">[ gabrije abit on espanj e tu abit on frans ]</text:span></text:span></text:p>
      <text:p text:style-name="P43"><text:span text:style-name="Strong_20_Emphasis"><text:span text:style-name="T16">Alice est étudiante. Elle est américaine, et elle étudie le français en Europe.</text:span></text:span></text:p>
      <text:p text:style-name="P51"><text:span text:style-name="Strong_20_Emphasis"><text:span text:style-name="T17">[ alis et etudjant. El et american, e el eyudi lr france on Ewrop ]</text:span></text:span></text:p>
      <text:p text:style-name="P51"><text:span text:style-name="Strong_20_Emphasis"><text:span text:style-name="T17">Thomas est journaliste en Angleterre.<text:tab/><text:tab/>[ toma e xġornalis on angliter ]</text:span></text:span></text:p>
      <text:p text:style-name="P50"><text:span text:style-name="Strong_20_Emphasis"><text:span text:style-name="T15">Avec [ avek]<text:tab/>→ <text:tab/>with</text:span></text:span></text:p>
      <text:p text:style-name="P50"><text:span text:style-name="Strong_20_Emphasis"><text:span text:style-name="T15">Aussi [qu-si]<text:tab/>→<text:tab/>also / too</text:span></text:span></text:p>
      <text:p text:style-name="P43"><text:span text:style-name="Strong_20_Emphasis"><text:span text:style-name="T12"/></text:span></text:p>
      <text:p text:style-name="P46"><text:span text:style-name="Strong_20_Emphasis"><text:span text:style-name="T7">Le Journalist</text:span></text:span></text:p>
      <text:p text:style-name="P46"><text:span text:style-name="Strong_20_Emphasis"><text:span text:style-name="T204">Eddy is walking past the train station. A young man bumps into him with his suitcase.</text:span></text:span></text:p>
      <text:p text:style-name="P46"><text:span text:style-name="Strong_20_Emphasis"><text:span text:style-name="T13">Pardon…</text:span></text:span></text:p>
      <text:p text:style-name="P46"><text:span text:style-name="Strong_20_Emphasis"><text:span text:style-name="T13"><text:tab/>Bonjour ! Je m’appelle Eddy.</text:span></text:span></text:p>
      <text:p text:style-name="P46"><text:span text:style-name="Strong_20_Emphasis"><text:span text:style-name="T13">Euh… je m’appelle Oliver.</text:span></text:span></text:p>
      <text:p text:style-name="P46"><text:span text:style-name="Strong_20_Emphasis"><text:span text:style-name="T204">Eddy is eager to get to know Oliver. He thinks it might be the beginning of a friendship.</text:span></text:span></text:p>
      <text:p text:style-name="P46"><text:span text:style-name="Strong_20_Emphasis"><text:span text:style-name="T13"><text:tab/>Tu </text:span></text:span><text:span text:style-name="Strong_20_Emphasis"><text:span text:style-name="T43">é</text:span></text:span><text:span text:style-name="Strong_20_Emphasis"><text:span text:style-name="T13">tudies a l’universit</text:span></text:span><text:span text:style-name="Strong_20_Emphasis"><text:span text:style-name="T43">é</text:span></text:span><text:span text:style-name="Strong_20_Emphasis"><text:span text:style-name="T13"> ?</text:span></text:span></text:p>
      <text:p text:style-name="P46"><text:span text:style-name="Strong_20_Emphasis"><text:span text:style-name="T13">Non, je suis journaliste</text:span></text:span></text:p>
      <text:p text:style-name="P46"><text:span text:style-name="Strong_20_Emphasis"><text:span text:style-name="T13">J’habite en Angleterre et…<text:tab/><text:tab/>[xġ abit on angliter]</text:span></text:span></text:p>
      <text:p text:style-name="P46"><text:span text:style-name="Strong_20_Emphasis"><text:span text:style-name="T13"><text:tab/>Moi, j’habite ici.<text:tab/><text:tab/>[mwa, xġ abit isi]</text:span></text:span></text:p>
      <text:p text:style-name="P46"><text:span text:style-name="Strong_20_Emphasis"><text:span text:style-name="T204">Eddy is so excited to make a friend from another country that he keeps interrupting Oliver. Oliver tries to finish his sentence.</text:span></text:span></text:p>
      <text:p text:style-name="P46"><text:span text:style-name="Strong_20_Emphasis"><text:span text:style-name="T13">… Je travaille en France et …<text:tab/><text:tab/>[ xg travaj on frans e... ]</text:span></text:span></text:p>
      <text:p text:style-name="P46"><text:span text:style-name="Strong_20_Emphasis"><text:span text:style-name="T13"><text:tab/>Super !</text:span></text:span></text:p>
      <text:p text:style-name="P46"><text:span text:style-name="Strong_20_Emphasis"><text:span text:style-name="T13">Euh… Je prends le train maintenant<text:tab/><text:tab/></text:span></text:span></text:p>
      <text:p text:style-name="P46"><text:span text:style-name="Strong_20_Emphasis"><text:span text:style-name="T13"><text:tab/><text:tab/><text:tab/><text:tab/><text:tab/>[qu, xġ prand l- </text:span></text:span><text:span text:style-name="Strong_20_Emphasis"><text:span text:style-name="T14">tra man-tin a</text:span></text:span><text:span text:style-name="Strong_20_Emphasis"><text:span text:style-name="T13">]<text:tab/>Uh… I’m taking the train now</text:span></text:span></text:p>
      <text:p text:style-name="P46"><text:span text:style-name="Strong_20_Emphasis"><text:span text:style-name="T204">Oliver grabs his suitcase, as if in a hurry. He looks relieved.</text:span></text:span></text:p>
      <text:p text:style-name="P47"><text:span text:style-name="Strong_20_Emphasis"><text:span text:style-name="T14">Au revoir !</text:span></text:span></text:p>
      <text:p text:style-name="P47"><text:span text:style-name="Strong_20_Emphasis"><text:span text:style-name="T14"><text:tab/>Ah… Bonne journ</text:span></text:span><text:span text:style-name="Strong_20_Emphasis"><text:span text:style-name="T43">é</text:span></text:span><text:span text:style-name="Strong_20_Emphasis"><text:span text:style-name="T14">e !</text:span></text:span></text:p>
      <text:p text:style-name="P46"><text:span text:style-name="Strong_20_Emphasis"><text:span text:style-name="T13"/></text:span></text:p>
      <text:p text:style-name="P46"><text:span text:style-name="Strong_20_Emphasis"><text:span text:style-name="T13">Nous mangeons à midi. <text:tab/><text:tab/><text:tab/></text:span></text:span><text:span text:style-name="Strong_20_Emphasis"><text:span text:style-name="T18">[ nu <text:s/>mango <text:s/>a <text:s/>midi]<text:tab/><text:tab/><text:tab/><text:tab/>We eat at noon.</text:span></text:span></text:p>
      <text:p text:style-name="P46"><text:span text:style-name="Strong_20_Emphasis"><text:span text:style-name="T13">Tu manges, je bois.<text:tab/><text:tab/><text:tab/><text:tab/></text:span></text:span><text:span text:style-name="Strong_20_Emphasis"><text:span text:style-name="T18">[ tu mang, xġ bwa ]</text:span></text:span></text:p>
      <text:p text:style-name="P46"><text:span text:style-name="Strong_20_Emphasis"><text:span text:style-name="T18">Anna est étudiante <text:s/>et Paul est étudiant.</text:span></text:span></text:p>
      <text:p text:style-name="P46"><text:span text:style-name="Strong_20_Emphasis"><text:span text:style-name="T18">Sarah habite à Boston et elle est étudiante.</text:span></text:span></text:p>
      <text:p text:style-name="P46"><text:soft-page-break/><text:span text:style-name="Strong_20_Emphasis"><text:span text:style-name="T18">Gabriel habite <text:s/>en Espagne et tu habites <text:s/>en France.</text:span></text:span></text:p>
      <text:p text:style-name="P46"><text:span text:style-name="Strong_20_Emphasis"><text:span text:style-name="T18">Alice est américaine. Elle étudie à Paris et elle parle français.</text:span></text:span></text:p>
      <text:p text:style-name="P46"><text:span text:style-name="Strong_20_Emphasis"><text:span text:style-name="T18">Salut, comment ça va ? Tu étudies ici, à Paris ? Moi, je suis Ben. J'habite ici et je travaille à l'université.</text:span></text:span></text:p>
      <text:p text:style-name="P46"><text:span text:style-name="Strong_20_Emphasis"><text:span text:style-name="T18">Émile est professeur en France ou en Italie ? Il est français et il travaille en Italie.</text:span></text:span></text:p>
      <text:p text:style-name="P52"><text:span text:style-name="Strong_20_Emphasis"><text:span text:style-name="T19">Je m'appelle Alice. J'habite en Espagne. </text:span></text:span></text:p>
      <text:p text:style-name="P52"><text:span text:style-name="Strong_20_Emphasis"><text:span text:style-name="T19">Enchanté ! Moi, c'est Marc. J'étudie en Angleterre.</text:span></text:span></text:p>
      <text:p text:style-name="P52"><text:span text:style-name="Strong_20_Emphasis"><text:span text:style-name="T18">Je suis américaine et je travaille à </text:span></text:span><text:span text:style-name="Strong_20_Emphasis"><text:span text:style-name="T19">Paris.</text:span></text:span></text:p>
      <text:p text:style-name="P52"><text:span text:style-name="Strong_20_Emphasis"><text:span text:style-name="T19">La France.</text:span></text:span></text:p>
      <text:p text:style-name="P46"><text:span text:style-name="Strong_20_Emphasis"><text:span text:style-name="T18"/></text:span></text:p>
      <text:p text:style-name="P46"><text:span text:style-name="Strong_20_Emphasis"><text:span text:style-name="T18"/></text:span></text:p>
      <text:p text:style-name="P46"><text:span text:style-name="Strong_20_Emphasis"><text:span text:style-name="T4">Enchanté !</text:span></text:span></text:p>
      <text:p text:style-name="P46"><text:span text:style-name="Strong_20_Emphasis"><text:span text:style-name="T204">Eddy is at the grocery store. A woman smiles at him. He smashes his shopping cart into some bananas but tries to play it cool.</text:span></text:span></text:p>
      <text:p text:style-name="P52"><text:span text:style-name="Strong_20_Emphasis"><text:span text:style-name="T13"/></text:span></text:p>
      <text:p text:style-name="P52"><text:span text:style-name="Strong_20_Emphasis"><text:span text:style-name="T19">Bonjour ! Je m’appelle Eddy.</text:span></text:span></text:p>
      <text:p text:style-name="P52"><text:span text:style-name="Strong_20_Emphasis"><text:span text:style-name="T19">Et vous ?</text:span></text:span></text:p>
      <text:p text:style-name="P52"><text:span text:style-name="Strong_20_Emphasis"><text:span text:style-name="T19"><text:tab/><text:tab/>Je m’appelle Marie.</text:span></text:span></text:p>
      <text:p text:style-name="P52"><text:span text:style-name="Strong_20_Emphasis"><text:span text:style-name="T19">Euh… Enchant</text:span></text:span><text:span text:style-name="Strong_20_Emphasis"><text:span text:style-name="T43">é, </text:span></text:span><text:span text:style-name="Strong_20_Emphasis"><text:span text:style-name="T48">Marie.</text:span></text:span></text:p>
      <text:p text:style-name="P52"><text:span text:style-name="Strong_20_Emphasis"><text:span text:style-name="T48"/></text:span></text:p>
      <text:p text:style-name="P46"><text:span text:style-name="Strong_20_Emphasis"><text:span text:style-name="T204">Marie smiles at Eddy. He nervously leans against a shelf and knocks down a bunch of soup cans.</text:span></text:span></text:p>
      <text:p text:style-name="P52"><text:span text:style-name="Strong_20_Emphasis"><text:span text:style-name="T19"><text:tab/>Comment </text:span></text:span><text:span text:style-name="Strong_20_Emphasis"><text:span text:style-name="T43">ç</text:span></text:span><text:span text:style-name="Strong_20_Emphasis"><text:span text:style-name="T19">a va ?</text:span></text:span></text:p>
      <text:p text:style-name="P46"><text:span text:style-name="Strong_20_Emphasis"><text:span text:style-name="T204">Marie leans down and helps Eddy pick up the cans. Their hands touch.</text:span></text:span></text:p>
      <text:p text:style-name="P52"><text:span text:style-name="Strong_20_Emphasis"><text:span text:style-name="T19">Euh… tr</text:span></text:span><text:span text:style-name="Strong_20_Emphasis"><text:span text:style-name="T43">è</text:span></text:span><text:span text:style-name="Strong_20_Emphasis"><text:span text:style-name="T19">s bien !</text:span></text:span></text:p>
      <text:p text:style-name="P46"><text:span text:style-name="Strong_20_Emphasis"><text:span text:style-name="T204">Eddy panics, turns, and runs down the aisle.</text:span></text:span></text:p>
      <text:p text:style-name="P52"><text:span text:style-name="Strong_20_Emphasis"><text:span text:style-name="T19"><text:tab/>Bonne journ</text:span></text:span><text:span text:style-name="Strong_20_Emphasis"><text:span text:style-name="T43">é</text:span></text:span><text:span text:style-name="Strong_20_Emphasis"><text:span text:style-name="T19">e ?</text:span></text:span></text:p>
      <text:p text:style-name="P52"><text:span text:style-name="Strong_20_Emphasis"><text:span text:style-name="T19"/></text:span></text:p>
      <text:p text:style-name="P52"><text:span text:style-name="Strong_20_Emphasis"><text:span text:style-name="T19"/></text:span></text:p>
      <text:p text:style-name="P52"><text:span text:style-name="Strong_20_Emphasis"><text:span text:style-name="T19"/></text:span></text:p>
      <text:p text:style-name="P52"><text:span text:style-name="Strong_20_Emphasis"><text:span text:style-name="T19"/></text:span></text:p>
      <text:p text:style-name="P52"><text:span text:style-name="Strong_20_Emphasis"><text:span text:style-name="T19"/></text:span></text:p>
      <text:p text:style-name="P52"><text:span text:style-name="Strong_20_Emphasis"><text:span text:style-name="T19"/></text:span></text:p>
      <text:p text:style-name="P52"><text:span text:style-name="Strong_20_Emphasis"><text:span text:style-name="T19"/></text:span></text:p>
      <text:p text:style-name="P52"><text:span text:style-name="Strong_20_Emphasis"><text:span text:style-name="T19"/></text:span></text:p>
      <text:h text:style-name="P61" text:outline-level="1"><text:soft-page-break/><text:span text:style-name="Strong_20_Emphasis"><text:span text:style-name="T153">Unit </text:span></text:span><text:span text:style-name="Strong_20_Emphasis"><text:span text:style-name="T154">5</text:span></text:span><text:span text:style-name="Strong_20_Emphasis"><text:span text:style-name="T153"> – </text:span></text:span><text:span text:style-name="Strong_20_Emphasis"><text:span text:style-name="T154">Get around town</text:span></text:span></text:h>
      <text:p text:style-name="P52"><text:span text:style-name="Strong_20_Emphasis"><text:span text:style-name="T19"/></text:span></text:p>
      <text:p text:style-name="P58"><text:span text:style-name="Strong_20_Emphasis"><text:span text:style-name="T63">Words - </text:span></text:span><text:span text:style-name="Strong_20_Emphasis"><text:span text:style-name="T64">Mo [mo]</text:span></text:span><text:span text:style-name="Strong_20_Emphasis"><text:span text:style-name="T21"><text:line-break/><text:line-break/></text:span></text:span><text:span text:style-name="Strong_20_Emphasis"><text:span text:style-name="T39">Le restaurant.</text:span></text:span></text:p>
      <text:p text:style-name="P56"><text:span text:style-name="Strong_20_Emphasis"><text:span text:style-name="T21">Une gare.</text:span></text:span></text:p>
      <text:p text:style-name="P56"><text:span text:style-name="Strong_20_Emphasis"><text:span text:style-name="T21">La gare.</text:span></text:span></text:p>
      <text:p text:style-name="P57"><text:span text:style-name="Strong_20_Emphasis"><text:span text:style-name="T22">Je vais <text:s/></text:span></text:span><text:span text:style-name="Strong_20_Emphasis"><text:span text:style-name="T43">à </text:span></text:span><text:span text:style-name="Strong_20_Emphasis"><text:span text:style-name="T49">Paris.</text:span></text:span></text:p>
      <text:p text:style-name="P59"><text:span text:style-name="Strong_20_Emphasis"><text:span text:style-name="T50">L'h</text:span></text:span><text:span text:style-name="Strong_20_Emphasis"><text:span text:style-name="T43">ô</text:span></text:span><text:span text:style-name="Strong_20_Emphasis"><text:span text:style-name="T50">tel<text:tab/><text:tab/><text:tab/></text:span></text:span><text:span text:style-name="Strong_20_Emphasis"><text:span text:style-name="T51">[ l-otel ]</text:span></text:span></text:p>
      <text:p text:style-name="P59"><text:span text:style-name="Strong_20_Emphasis"><text:span text:style-name="T50">l'avion.<text:tab/><text:tab/><text:tab/></text:span></text:span><text:span text:style-name="Strong_20_Emphasis"><text:span text:style-name="T51">[ l-avjo ]</text:span></text:span></text:p>
      <text:p text:style-name="P59"><text:span text:style-name="Strong_20_Emphasis"><text:span text:style-name="T50">l'a</text:span></text:span><text:span text:style-name="Strong_20_Emphasis"><text:span text:style-name="T43">é</text:span></text:span><text:span text:style-name="Strong_20_Emphasis"><text:span text:style-name="T50">roport</text:span></text:span></text:p>
      <text:p text:style-name="P60"><text:span text:style-name="Strong_20_Emphasis"><text:span text:style-name="T52">la voiture.</text:span></text:span></text:p>
      <text:p text:style-name="P60"><text:span text:style-name="Strong_20_Emphasis"><text:span text:style-name="T52">Le train.</text:span></text:span></text:p>
      <text:p text:style-name="P60"><text:span text:style-name="Strong_20_Emphasis"><text:span text:style-name="T52">En avion<text:tab/><text:tab/>by plane</text:span></text:span></text:p>
      <text:p text:style-name="P60"><text:span text:style-name="Strong_20_Emphasis"><text:span text:style-name="T52">En train.</text:span></text:span></text:p>
      <text:p text:style-name="P60"><text:span text:style-name="Strong_20_Emphasis"><text:span text:style-name="T52">En voiture.</text:span></text:span></text:p>
      <text:p text:style-name="P62"><text:span text:style-name="Strong_20_Emphasis"><text:span text:style-name="T51">Le taxi.<text:tab/><text:tab/>[ le taksi ]</text:span></text:span></text:p>
      <text:p text:style-name="P62"><text:span text:style-name="Strong_20_Emphasis"><text:span text:style-name="T51">La valise.<text:tab/><text:tab/>[ la valis ]</text:span></text:span></text:p>
      <text:p text:style-name="P63"><text:span text:style-name="Strong_20_Emphasis"><text:span text:style-name="T53">Am</text:span></text:span><text:span text:style-name="Strong_20_Emphasis"><text:span text:style-name="T43">é</text:span></text:span><text:span text:style-name="Strong_20_Emphasis"><text:span text:style-name="T53">ricain.</text:span></text:span></text:p>
      <text:p text:style-name="P64"><text:span text:style-name="Strong_20_Emphasis"><text:span text:style-name="T53">O</text:span></text:span><text:span text:style-name="Strong_20_Emphasis"><text:span text:style-name="T43">ù </text:span></text:span><text:span text:style-name="Strong_20_Emphasis"><text:span text:style-name="T53">.<text:tab/><text:tab/><text:tab/>[ u ]<text:tab/><text:tab/><text:tab/>where</text:span></text:span></text:p>
      <text:p text:style-name="P64"><text:span text:style-name="Strong_20_Emphasis"><text:span text:style-name="T54">Fran</text:span></text:span><text:span text:style-name="Strong_20_Emphasis"><text:span text:style-name="T43">ç</text:span></text:span><text:span text:style-name="Strong_20_Emphasis"><text:span text:style-name="T54">ais<text:tab/><text:tab/>[ franse ]</text:span></text:span></text:p>
      <text:p text:style-name="P64"><text:span text:style-name="Strong_20_Emphasis"><text:span text:style-name="T54">Le passeport<text:tab/><text:tab/>[ le pasapor ]</text:span></text:span></text:p>
      <text:p text:style-name="P70"><text:span text:style-name="Strong_20_Emphasis"><text:span text:style-name="T55">billet<text:tab/><text:tab/><text:tab/>[ bi-je ]<text:tab/><text:tab/><text:tab/>ticket</text:span></text:span></text:p>
      <text:p text:style-name="P57"><text:span text:style-name="Strong_20_Emphasis"><text:span text:style-name="T49"/></text:span></text:p>
      <text:p text:style-name="P57"><text:span text:style-name="Strong_20_Emphasis"><text:span text:style-name="T49"/></text:span></text:p>
      <text:p text:style-name="P57"><text:span text:style-name="Strong_20_Emphasis"><text:span text:style-name="T8">Sentences – Phrases [ fraż ]</text:span></text:span></text:p>
      <text:p text:style-name="P57"><text:span text:style-name="Strong_20_Emphasis"><text:span text:style-name="T49">Salute, Louis ! Je vais à Bordeaux. Et toi ?</text:span></text:span></text:p>
      <text:p text:style-name="P58"><text:span text:style-name="Strong_20_Emphasis"><text:span text:style-name="T56">Je vais <text:s/></text:span></text:span><text:span text:style-name="Strong_20_Emphasis"><text:span text:style-name="T49">à </text:span></text:span><text:span text:style-name="Strong_20_Emphasis"><text:span text:style-name="T56">Paris. Bon voyage!</text:span></text:span></text:p>
      <text:p text:style-name="P58"><text:span text:style-name="Strong_20_Emphasis"><text:span text:style-name="T56">Je vais <text:s/></text:span></text:span><text:span text:style-name="Strong_20_Emphasis"><text:span text:style-name="T43">à </text:span></text:span><text:span text:style-name="Strong_20_Emphasis"><text:span text:style-name="T56">la gare.</text:span></text:span></text:p>
      <text:p text:style-name="P58"><text:span text:style-name="Strong_20_Emphasis"><text:span text:style-name="T49">C'est une gare française.</text:span></text:span></text:p>
      <text:p text:style-name="P58"><text:span text:style-name="Strong_20_Emphasis"><text:span text:style-name="T39">Le restaurant fran</text:span></text:span><text:span text:style-name="Strong_20_Emphasis"><text:span text:style-name="T43">ç</text:span></text:span><text:span text:style-name="Strong_20_Emphasis"><text:span text:style-name="T39">ais.</text:span></text:span></text:p>
      <text:p text:style-name="P59"><text:span text:style-name="Strong_20_Emphasis"><text:span text:style-name="T50">Bonjour, bienvenue <text:s/></text:span></text:span><text:span text:style-name="Strong_20_Emphasis"><text:span text:style-name="T43">à </text:span></text:span><text:span text:style-name="Strong_20_Emphasis"><text:span text:style-name="T50">l'a</text:span></text:span><text:span text:style-name="Strong_20_Emphasis"><text:span text:style-name="T43">é</text:span></text:span><text:span text:style-name="Strong_20_Emphasis"><text:span text:style-name="T50">roport!</text:span></text:span></text:p>
      <text:p text:style-name="P59"><text:soft-page-break/><text:span text:style-name="Strong_20_Emphasis"><text:span text:style-name="T50">Tu vas <text:s text:c="2"/></text:span></text:span><text:span text:style-name="Strong_20_Emphasis"><text:span text:style-name="T43">à </text:span></text:span><text:span text:style-name="Strong_20_Emphasis"><text:span text:style-name="T50">Paris.</text:span></text:span></text:p>
      <text:p text:style-name="P59"><text:span text:style-name="Strong_20_Emphasis"><text:span text:style-name="T50">Tu vas <text:s/></text:span></text:span><text:span text:style-name="Strong_20_Emphasis"><text:span text:style-name="T43">à </text:span></text:span><text:span text:style-name="Strong_20_Emphasis"><text:span text:style-name="T50">Berlin.</text:span></text:span></text:p>
      <text:p text:style-name="P59"><text:span text:style-name="Strong_20_Emphasis"><text:span text:style-name="T50">Tu vas <text:s/></text:span></text:span><text:span text:style-name="Strong_20_Emphasis"><text:span text:style-name="T43">à </text:span></text:span><text:span text:style-name="Strong_20_Emphasis"><text:span text:style-name="T50">l'h</text:span></text:span><text:span text:style-name="Strong_20_Emphasis"><text:span text:style-name="T43">ô</text:span></text:span><text:span text:style-name="Strong_20_Emphasis"><text:span text:style-name="T50">tel.</text:span></text:span></text:p>
      <text:p text:style-name="P60"><text:span text:style-name="Strong_20_Emphasis"><text:span text:style-name="T52">Il va <text:s/></text:span></text:span><text:span text:style-name="Strong_20_Emphasis"><text:span text:style-name="T43">à </text:span></text:span><text:span text:style-name="Strong_20_Emphasis"><text:span text:style-name="T52">Berlin.</text:span></text:span></text:p>
      <text:p text:style-name="P60"><text:span text:style-name="Strong_20_Emphasis"><text:span text:style-name="T52">Le train va <text:s/></text:span></text:span><text:span text:style-name="Strong_20_Emphasis"><text:span text:style-name="T43">à </text:span></text:span><text:span text:style-name="Strong_20_Emphasis"><text:span text:style-name="T52">la gare.</text:span></text:span></text:p>
      <text:p text:style-name="P60"><text:span text:style-name="Strong_20_Emphasis"><text:span text:style-name="T52">Elle va <text:s/></text:span></text:span><text:span text:style-name="Strong_20_Emphasis"><text:span text:style-name="T43">à </text:span></text:span><text:span text:style-name="Strong_20_Emphasis"><text:span text:style-name="T52">Montr</text:span></text:span><text:span text:style-name="Strong_20_Emphasis"><text:span text:style-name="T43">é</text:span></text:span><text:span text:style-name="Strong_20_Emphasis"><text:span text:style-name="T52">al</text:span></text:span></text:p>
      <text:p text:style-name="P60"><text:span text:style-name="Strong_20_Emphasis"><text:span text:style-name="T52">Je prends l'avion.<text:tab/><text:tab/><text:tab/><text:tab/>I am taking the plane.</text:span></text:span></text:p>
      <text:p text:style-name="P63"><text:span text:style-name="Strong_20_Emphasis"><text:span text:style-name="T53">S'il vous pla</text:span></text:span><text:span text:style-name="Strong_20_Emphasis"><text:span text:style-name="T43">î</text:span></text:span><text:span text:style-name="Strong_20_Emphasis"><text:span text:style-name="T53">t.<text:tab/><text:tab/><text:tab/><text:tab/><text:tab/>[ silvu ple ]<text:tab/><text:tab/><text:tab/><text:tab/>Please</text:span></text:span></text:p>
      <text:p text:style-name="P63"><text:span text:style-name="Strong_20_Emphasis"><text:span text:style-name="T53">Taxi ! Je vais à la gare, s'il vous plaît.<text:tab/><text:tab/>[ taxi xġ ve a la gar, silvu ple ]<text:tab/><text:tab/> <text:s text:c="46"/></text:span></text:span><text:span text:style-name="Strong_20_Emphasis"><text:span text:style-name="T208">Taxi! I'm going to the station, please.</text:span></text:span></text:p>
      <text:p text:style-name="P63"><text:span text:style-name="Strong_20_Emphasis"><text:span text:style-name="T53">Oui, s'il vous plaît.<text:tab/></text:span></text:span></text:p>
      <text:p text:style-name="P64"><text:span text:style-name="Strong_20_Emphasis"><text:span text:style-name="T54">Tu prends l'avion?<text:tab/><text:tab/><text:tab/><text:tab/>[ tu prand l-avjo? ]</text:span></text:span></text:p>
      <text:p text:style-name="P64"><text:span text:style-name="Strong_20_Emphasis"><text:span text:style-name="T54">Tu prends une valise?<text:tab/><text:tab/><text:tab/><text:tab/>[ tu prand valis? ]</text:span></text:span></text:p>
      <text:p text:style-name="P64"><text:span text:style-name="Strong_20_Emphasis"><text:span text:style-name="T54">Paul a une valise.<text:tab/><text:tab/><text:tab/><text:tab/>[ pol a un valis ]</text:span></text:span></text:p>
      <text:p text:style-name="P64"><text:span text:style-name="Strong_20_Emphasis"><text:span text:style-name="T54">Tu as un avion?<text:tab/><text:tab/><text:tab/><text:tab/>[ tu a un avjon ]<text:tab/><text:tab/><text:tab/>Do you have a plane?</text:span></text:span></text:p>
      <text:p text:style-name="P68"><text:span text:style-name="Strong_20_Emphasis"><text:span text:style-name="T57">Tu as une voiture fran</text:span></text:span><text:span text:style-name="Strong_20_Emphasis"><text:span text:style-name="T43">ç</text:span></text:span><text:span text:style-name="Strong_20_Emphasis"><text:span text:style-name="T57">aise.</text:span></text:span></text:p>
      <text:p text:style-name="P69"><text:span text:style-name="Strong_20_Emphasis"><text:span text:style-name="T58">J' ai un passaport.<text:tab/><text:tab/><text:tab/><text:tab/>[xġ a <text:s/>a pasapor]</text:span></text:span></text:p>
      <text:p text:style-name="P70"><text:span text:style-name="Strong_20_Emphasis"><text:span text:style-name="T55">Un billet d'avion.</text:span></text:span></text:p>
      <text:p text:style-name="P70"><text:span text:style-name="Strong_20_Emphasis"><text:span text:style-name="T55">Tu as le billet d'avion, le passeport et la valise ?</text:span></text:span></text:p>
      <text:p text:style-name="P70"><text:span text:style-name="Strong_20_Emphasis"><text:span text:style-name="T55">[tu a le bije d-avjo, <text:s/>le pas-po <text:s/>e <text:s/>la valis ? ]</text:span></text:span></text:p>
      <text:p text:style-name="P70"><text:span text:style-name="Strong_20_Emphasis"><text:span text:style-name="T55">Elle a un billet d'avion.</text:span></text:span></text:p>
      <text:p text:style-name="P70"><text:span text:style-name="Strong_20_Emphasis"><text:span text:style-name="T55">Paul a une valise.</text:span></text:span></text:p>
      <text:p text:style-name="P71"><text:span text:style-name="Strong_20_Emphasis"><text:span text:style-name="T59">Je prends le train.</text:span></text:span></text:p>
      <text:p text:style-name="P71"><text:span text:style-name="Strong_20_Emphasis"><text:span text:style-name="T59">C'est une gare française.<text:tab/><text:tab/><text:tab/>[ set un gar franse ]</text:span></text:span></text:p>
      <text:p text:style-name="P71"><text:span text:style-name="Strong_20_Emphasis"><text:span text:style-name="T59">Je vais à la gare.<text:tab/><text:tab/><text:tab/><text:tab/>[ xġ ve a la gar ]</text:span></text:span></text:p>
      <text:p text:style-name="P72"><text:span text:style-name="Strong_20_Emphasis"><text:span text:style-name="T60">Marie va à Paris.</text:span></text:span></text:p>
      <text:p text:style-name="P72"><text:span text:style-name="Strong_20_Emphasis"><text:span text:style-name="T60">Je vais </text:span></text:span><text:span text:style-name="Strong_20_Emphasis"><text:span text:style-name="T43">à</text:span></text:span><text:span text:style-name="Strong_20_Emphasis"><text:span text:style-name="T60"> Bordeaux en train.<text:tab/><text:tab/><text:tab/>[ xġ ve a bordo a tra ]</text:span></text:span></text:p>
      <text:p text:style-name="P72"><text:span text:style-name="Strong_20_Emphasis"><text:span text:style-name="T60">O</text:span></text:span><text:span text:style-name="Strong_20_Emphasis"><text:span text:style-name="T43">ù</text:span></text:span><text:span text:style-name="Strong_20_Emphasis"><text:span text:style-name="T60"> est Marie?<text:tab/><text:tab/><text:tab/><text:tab/><text:tab/>[ U e mari? ]</text:span></text:span></text:p>
      <text:p text:style-name="P72"><text:span text:style-name="Strong_20_Emphasis"><text:span text:style-name="T60">C'est un restaurant mexicain.</text:span></text:span></text:p>
      <text:p text:style-name="P76"><text:span text:style-name="Strong_20_Emphasis"><text:span text:style-name="T61">Je vais </text:span></text:span><text:span text:style-name="Strong_20_Emphasis"><text:span text:style-name="T43">à</text:span></text:span><text:span text:style-name="Strong_20_Emphasis"><text:span text:style-name="T61"> un restaurant <text:s/>français. Le restaurant s'appelle. La Table Française.</text:span></text:span></text:p>
      <text:p text:style-name="P76"><text:span text:style-name="Strong_20_Emphasis"><text:span text:style-name="T27">[ Xġ ve aa restura franse. Le restora s’apel. La tabl franse. ]</text:span></text:span></text:p>
      <text:p text:style-name="P76"><text:span text:style-name="Strong_20_Emphasis"><text:span text:style-name="T27">Je suis à Lyon et je vais à Paris. Je vais à la gare.</text:span></text:span></text:p>
      <text:p text:style-name="P76"><text:soft-page-break/><text:span text:style-name="Strong_20_Emphasis"><text:span text:style-name="T27">Tu vas à l'aéroport ou à la gare ?</text:span></text:span></text:p>
      <text:p text:style-name="P77"><text:span text:style-name="Strong_20_Emphasis"><text:span text:style-name="T28">[ tu va a l-ajrupor u a <text:s/>la gar ]</text:span></text:span></text:p>
      <text:p text:style-name="P77"><text:span text:style-name="Strong_20_Emphasis"><text:span text:style-name="T28"/></text:span></text:p>
      <text:p text:style-name="P77"><text:span text:style-name="Strong_20_Emphasis"><text:span text:style-name="T28">L'avion est un Boeing 777.<text:tab/><text:tab/><text:tab/><text:tab/><text:tab/>[ l-avjo et a bowin <text:s/></text:span></text:span><text:span text:style-name="Strong_20_Emphasis"><text:span text:style-name="T29">set ca, swasant dis set</text:span></text:span><text:span text:style-name="Strong_20_Emphasis"><text:span text:style-name="T28">]</text:span></text:span></text:p>
      <text:p text:style-name="P76"><text:span text:style-name="Strong_20_Emphasis"><text:span text:style-name="T27"/></text:span></text:p>
      <text:p text:style-name="P78"><text:span text:style-name="Strong_20_Emphasis"><text:span text:style-name="T29">Je vais </text:span></text:span><text:span text:style-name="Strong_20_Emphasis"><text:span text:style-name="T27">à</text:span></text:span><text:span text:style-name="Strong_20_Emphasis"><text:span text:style-name="T29"> Marseille. Je vais a la gare et je prends le train.</text:span></text:span></text:p>
      <text:p text:style-name="P78"><text:span text:style-name="Strong_20_Emphasis"><text:span text:style-name="T29">Je vain </text:span></text:span><text:span text:style-name="Strong_20_Emphasis"><text:span text:style-name="T27">à</text:span></text:span><text:span text:style-name="Strong_20_Emphasis"><text:span text:style-name="T29"> Boreaux en train.<text:tab/><text:tab/><text:tab/><text:tab/><text:tab/>[ xġ ve a bordo on tra ]</text:span></text:span></text:p>
      <text:p text:style-name="P79"><text:span text:style-name="Strong_20_Emphasis"><text:span text:style-name="T30">Je prends le train et l’avion.</text:span></text:span></text:p>
      <text:p text:style-name="P79"><text:span text:style-name="Strong_20_Emphasis"><text:span text:style-name="T30">Marie va à l'aéroport en voiture.</text:span></text:span></text:p>
      <text:p text:style-name="P79"><text:span text:style-name="Strong_20_Emphasis"><text:span text:style-name="T30">Où est la gare, s'il vous plaît ? Je prends un train et je vais à Paris.</text:span></text:span></text:p>
      <text:p text:style-name="P80"><text:span text:style-name="Strong_20_Emphasis"><text:span text:style-name="T31">[ u e la gar silvu ple ?. Xġ prand a tra e xg ve a pari ]</text:span></text:span></text:p>
      <text:p text:style-name="P80"><text:span text:style-name="Strong_20_Emphasis"><text:span text:style-name="T31"/></text:span></text:p>
      <text:p text:style-name="P80"><text:span text:style-name="Strong_20_Emphasis"><text:span text:style-name="T31">Bonjour, o</text:span></text:span><text:span text:style-name="Strong_20_Emphasis"><text:span text:style-name="T43">ù</text:span></text:span><text:span text:style-name="Strong_20_Emphasis"><text:span text:style-name="T31"> est la gare s'il vous plaît ?</text:span></text:span></text:p>
      <text:p text:style-name="P80"><text:span text:style-name="Strong_20_Emphasis"><text:span text:style-name="T31">Tu as un billet d’avion ?</text:span></text:span></text:p>
      <text:p text:style-name="P80"><text:span text:style-name="Strong_20_Emphasis"><text:span text:style-name="T31">J'ai le passeport, la valise, et le billet d'avion. Je vais en France !</text:span></text:span></text:p>
      <text:p text:style-name="P80"><text:span text:style-name="Strong_20_Emphasis"><text:span text:style-name="T31">J'ai un passeport américain.</text:span></text:span></text:p>
      <text:p text:style-name="P80"><text:span text:style-name="Strong_20_Emphasis"><text:span text:style-name="T31">J'ai un passeport et je prends l'avion.</text:span></text:span></text:p>
      <text:p text:style-name="P67"><text:span text:style-name="Strong_20_Emphasis"><text:span text:style-name="T32">Tu vas o</text:span></text:span><text:span text:style-name="Strong_20_Emphasis"><text:span text:style-name="T30">ù ?</text:span></text:span></text:p>
      <text:p text:style-name="P81"><text:span text:style-name="Strong_20_Emphasis"><text:span text:style-name="T30">Où </text:span></text:span><text:span text:style-name="Strong_20_Emphasis"><text:span text:style-name="T32">est Marie ?</text:span></text:span></text:p>
      <text:p text:style-name="P81"><text:span text:style-name="Strong_20_Emphasis"><text:span text:style-name="T32">Elle va à l'hôtel.</text:span></text:span></text:p>
      <text:p text:style-name="P119"><text:span text:style-name="Strong_20_Emphasis"><text:span text:style-name="T33">Tu apprends la géographie au lycée ?</text:span></text:span></text:p>
      <text:p text:style-name="P119"><text:span text:style-name="Strong_20_Emphasis"><text:span text:style-name="T33">Je vais a marseille, je vais a la gare et je prends la tran.</text:span></text:span></text:p>
      <text:p text:style-name="P118"><text:span text:style-name="Strong_20_Emphasis"><text:span text:style-name="T34">Il va en France en train.</text:span></text:span></text:p>
      <text:p text:style-name="P120"><text:span text:style-name="Strong_20_Emphasis"><text:span text:style-name="T35">Je vais à la gare en taxi, il va à la gare en train.</text:span></text:span></text:p>
      <text:p text:style-name="P120"><text:span text:style-name="Strong_20_Emphasis"><text:span text:style-name="T35">Je vais a marseille, je vais a la gare et je prends la tran.</text:span></text:span></text:p>
      <text:p text:style-name="P122"><text:span text:style-name="Strong_20_Emphasis"><text:span text:style-name="T36">Où est la gare, s'il vous plaît ? Je prendrai le train pour Paris.</text:span></text:span></text:p>
      <text:p text:style-name="P122"><text:span text:style-name="Strong_20_Emphasis"><text:span text:style-name="T36">Cette personne va a la gare</text:span></text:span></text:p>
      <text:p text:style-name="P122"><text:span text:style-name="Strong_20_Emphasis"><text:span text:style-name="T36"/></text:span></text:p>
      <text:p text:style-name="P122"><text:span text:style-name="Strong_20_Emphasis"><text:span text:style-name="T36"/></text:span></text:p>
      <text:p text:style-name="P122"><text:span text:style-name="Strong_20_Emphasis"><text:span text:style-name="T36"/></text:span></text:p>
      <text:p text:style-name="P122"><text:span text:style-name="Strong_20_Emphasis"><text:span text:style-name="T36"/></text:span></text:p>
      <text:p text:style-name="P122"><text:span text:style-name="Strong_20_Emphasis"><text:span text:style-name="T36"/></text:span></text:p>
      <text:p text:style-name="P46"><text:soft-page-break/><text:span text:style-name="Strong_20_Emphasis"><text:span text:style-name="T4">À l'aéroport</text:span></text:span></text:p>
      <text:p text:style-name="P52"><text:span text:style-name="Strong_20_Emphasis"><text:span text:style-name="T19"/></text:span></text:p>
      <text:p text:style-name="P46"><text:span text:style-name="Strong_20_Emphasis"><text:span text:style-name="T204">Béa and her friend Lin are at the airport because they're going on a vacation to Spain. They're about to go through security.</text:span></text:span></text:p>
      <text:p text:style-name="P73"><text:span text:style-name="Strong_20_Emphasis"><text:span text:style-name="T24">Lin, tu as ton passeport ?<text:tab/><text:tab/>[lin tu a t</text:span></text:span><text:span text:style-name="Strong_20_Emphasis"><text:span text:style-name="T25">o</text:span></text:span><text:span text:style-name="Strong_20_Emphasis"><text:span text:style-name="T24">n passapor ]</text:span></text:span></text:p>
      <text:p text:style-name="P73"><text:span text:style-name="Strong_20_Emphasis"><text:span text:style-name="T24"><text:tab/><text:tab/></text:span></text:span><text:span text:style-name="Strong_20_Emphasis"><text:span text:style-name="T25">Euh..</text:span></text:span></text:p>
      <text:p text:style-name="P73"><text:span text:style-name="Strong_20_Emphasis"><text:span text:style-name="T25"/></text:span></text:p>
      <text:p text:style-name="P46"><text:span text:style-name="Strong_20_Emphasis"><text:span text:style-name="T204">Lin opens her suitcase and shows Béa items she remembered to bring.</text:span></text:span></text:p>
      <text:p text:style-name="P74"><text:span text:style-name="Strong_20_Emphasis"><text:span text:style-name="T25"><text:tab/><text:tab/>J’ai la valise !<text:tab/><text:tab/><text:tab/><text:tab/>[ xġ_e la valiż ]</text:span></text:span></text:p>
      <text:p text:style-name="P74"><text:span text:style-name="Strong_20_Emphasis"><text:span text:style-name="T25"><text:tab/><text:tab/>Et le billet d’avion !<text:tab/><text:tab/><text:tab/>[ e le bilje d-avjo ]</text:span></text:span></text:p>
      <text:p text:style-name="P74"><text:span text:style-name="Strong_20_Emphasis"><text:span text:style-name="T25"><text:tab/><text:tab/>Et un croissant !<text:tab/><text:tab/><text:tab/>[ e a kwasan ]</text:span></text:span></text:p>
      <text:p text:style-name="P74"><text:span text:style-name="Strong_20_Emphasis"><text:span text:style-name="T25"/></text:span></text:p>
      <text:p text:style-name="P74"><text:span text:style-name="Strong_20_Emphasis"><text:span text:style-name="T204">Béa is losing patience but trying not to show it.</text:span></text:span></text:p>
      <text:p text:style-name="P75"><text:span text:style-name="Strong_20_Emphasis"><text:span text:style-name="T26">O</text:span></text:span><text:span text:style-name="Strong_20_Emphasis"><text:span text:style-name="T43">ù</text:span></text:span><text:span text:style-name="Strong_20_Emphasis"><text:span text:style-name="T26"> est ton passeport, Lin ?<text:tab/><text:tab/><text:tab/><text:tab/>[ u e ton passapor lin ]</text:span></text:span></text:p>
      <text:p text:style-name="P75"><text:span text:style-name="Strong_20_Emphasis"><text:span text:style-name="T26"/></text:span></text:p>
      <text:p text:style-name="P74"><text:span text:style-name="Strong_20_Emphasis"><text:span text:style-name="T204">As Lin looks at Béa, her eyes widen in shock.</text:span></text:span></text:p>
      <text:p text:style-name="P75"><text:span text:style-name="Strong_20_Emphasis"><text:span text:style-name="T26"><text:tab/><text:tab/>Oh non, il est </text:span></text:span><text:span text:style-name="Strong_20_Emphasis"><text:span text:style-name="T43">à</text:span></text:span><text:span text:style-name="Strong_20_Emphasis"><text:span text:style-name="T26"> la gare.<text:tab/><text:tab/>[ o no, il et a la gar ]</text:span></text:span></text:p>
      <text:p text:style-name="P75"><text:span text:style-name="Strong_20_Emphasis"><text:span text:style-name="T26">Comment on va on Espagne ?!<text:tab/><text:tab/><text:tab/>[ common on va an espanj ]</text:span></text:span></text:p>
      <text:p text:style-name="P75"><text:span text:style-name="Strong_20_Emphasis"><text:span text:style-name="T26"/></text:span></text:p>
      <text:p text:style-name="P52"><text:span text:style-name="Strong_20_Emphasis"><text:span text:style-name="T19"/></text:span></text:p>
      <text:p text:style-name="P73"><text:span text:style-name="Strong_20_Emphasis"><text:span text:style-name="T24"><text:s/>ton <text:tab/>→ <text:s/><text:tab/>your <text:s/>[ t</text:span></text:span><text:span text:style-name="Strong_20_Emphasis"><text:span text:style-name="T26">o</text:span></text:span><text:span text:style-name="Strong_20_Emphasis"><text:span text:style-name="T24">n ]</text:span></text:span></text:p>
      <text:p text:style-name="P118"><text:span text:style-name="Strong_20_Emphasis"><text:span text:style-name="T26">O</text:span></text:span><text:span text:style-name="Strong_20_Emphasis"><text:span text:style-name="T43">ù<text:tab/></text:span></text:span><text:span text:style-name="Strong_20_Emphasis"><text:span text:style-name="T40">→ <text:tab/></text:span></text:span><text:span text:style-name="Strong_20_Emphasis"><text:span text:style-name="T41">where [ u ]<text:tab/><text:tab/><text:tab/><text:tab/>O</text:span></text:span><text:span text:style-name="Strong_20_Emphasis"><text:span text:style-name="T43">ù </text:span></text:span><text:span text:style-name="Strong_20_Emphasis"><text:span text:style-name="T42">est<text:tab/><text:tab/>[u w_e ton?]<text:tab/><text:tab/>Where is your</text:span></text:span></text:p>
      <text:p text:style-name="P75"><text:span text:style-name="Strong_20_Emphasis"><text:span text:style-name="T41">on<text:tab/>→ <text:tab/>we <text:s/>[ on ]</text:span></text:span></text:p>
      <text:p text:style-name="P118"><text:span text:style-name="Strong_20_Emphasis"><text:span text:style-name="T42"/></text:span></text:p>
      <text:p text:style-name="P52"><text:span text:style-name="Strong_20_Emphasis"><text:span text:style-name="T19"/></text:span></text:p>
      <text:p text:style-name="P59"><text:span text:style-name="Strong_20_Emphasis"><text:span text:style-name="T23">H </text:span></text:span><text:span text:style-name="Strong_20_Emphasis"><text:span text:style-name="T43">ô<text:tab/>-&gt; <text:tab/></text:span></text:span><text:span text:style-name="Strong_20_Emphasis"><text:span text:style-name="T50">o</text:span></text:span></text:p>
      <text:p text:style-name="P60"><text:span text:style-name="Strong_20_Emphasis"><text:span text:style-name="T52">oi<text:tab/>-&gt; <text:tab/>wa</text:span></text:span></text:p>
      <text:p text:style-name="P60"><text:span text:style-name="Strong_20_Emphasis"><text:span text:style-name="T52">aine<text:tab/>-&gt; <text:tab/>qen</text:span></text:span></text:p>
      <text:p text:style-name="P60"><text:span text:style-name="Strong_20_Emphasis"><text:span text:style-name="T52">ain<text:tab/>-&gt;<text:tab/>q</text:span></text:span></text:p>
      <text:p text:style-name="P62"><text:span text:style-name="Strong_20_Emphasis"><text:span text:style-name="T51">ise<text:tab/>-&gt;<text:tab/>qiż</text:span></text:span></text:p>
      <text:p text:style-name="P64"><text:span text:style-name="Strong_20_Emphasis"><text:span text:style-name="T54">billet<text:tab/>-&gt;<text:tab/>be-je</text:span></text:span></text:p>
      <text:p text:style-name="P64"><text:span text:style-name="Strong_20_Emphasis"><text:span text:style-name="T54">ai<text:tab/>-&gt; <text:tab/>e</text:span></text:span></text:p>
      <text:p text:style-name="P120"><text:span text:style-name="Strong_20_Emphasis"><text:span text:style-name="T62">ise<text:tab/>-&gt; <text:tab/>qiz</text:span></text:span></text:p>
      <text:p text:style-name="P65"><text:soft-page-break/><text:span text:style-name="Strong_20_Emphasis"><text:span text:style-name="T10">é è à ù â ê î ô û ë ï ü ç œ æ É È À Ù Â Ê Î Ô Û Ë Ï Ü Ç Œ Æ</text:span></text:span></text:p>
      <text:p text:style-name="P65"><text:span text:style-name="Strong_20_Emphasis"><text:span text:style-name="T10"/></text:span></text:p>
      <text:p text:style-name="P65"><text:span text:style-name="Strong_20_Emphasis"><text:span text:style-name="T10"/></text:span></text:p>
      <text:p text:style-name="P66"><text:span text:style-name="Strong_20_Emphasis"><text:span text:style-name="T37"/></text:span></text:p>
      <text:p text:style-name="P66"><text:span text:style-name="Strong_20_Emphasis"><text:span text:style-name="T37"/></text:span></text:p>
      <text:p text:style-name="P66"><text:span text:style-name="Strong_20_Emphasis"><text:span text:style-name="T37"/></text:span></text:p>
      <text:p text:style-name="P66"><text:span text:style-name="Strong_20_Emphasis"><text:span text:style-name="T37"/></text:span></text:p>
      <text:h text:style-name="P83" text:outline-level="3"><text:span text:style-name="Strong_20_Emphasis"><text:span text:style-name="T36">✅ Full Conjugation of </text:span></text:span><text:span text:style-name="Strong_20_Emphasis"><text:span text:style-name="T5">Avoir</text:span></text:span><text:span text:style-name="Strong_20_Emphasis"><text:span text:style-name="T36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5">Pronoun</text:p>
            </table:table-cell>
            <table:table-cell table:style-name="Table6.A1" office:value-type="string">
              <text:p text:style-name="P125">Verb Form</text:p>
            </table:table-cell>
            <table:table-cell table:style-name="Table6.A1" office:value-type="string">
              <text:p text:style-name="P125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5">Je</text:p>
          </table:table-cell>
          <table:table-cell table:style-name="Table6.A1" office:value-type="string">
            <text:p text:style-name="P125">ai</text:p>
          </table:table-cell>
          <table:table-cell table:style-name="Table6.A1" office:value-type="string">
            <text:p text:style-name="P125">[ xġ e ]</text:p>
          </table:table-cell>
        </table:table-row>
        <table:table-row>
          <table:table-cell table:style-name="Table6.A1" office:value-type="string">
            <text:p text:style-name="P125">Tu</text:p>
          </table:table-cell>
          <table:table-cell table:style-name="Table6.A1" office:value-type="string">
            <text:p text:style-name="P125">as</text:p>
          </table:table-cell>
          <table:table-cell table:style-name="Table6.A1" office:value-type="string">
            <text:p text:style-name="P125">[ tu a ]</text:p>
          </table:table-cell>
        </table:table-row>
        <table:table-row>
          <table:table-cell table:style-name="Table6.A1" office:value-type="string">
            <text:p text:style-name="P125">Il / Elle / On</text:p>
          </table:table-cell>
          <table:table-cell table:style-name="Table6.A1" office:value-type="string">
            <text:p text:style-name="P125">a</text:p>
          </table:table-cell>
          <table:table-cell table:style-name="Table6.A1" office:value-type="string">
            <text:p text:style-name="P125">[ il / el / qu a ]</text:p>
          </table:table-cell>
        </table:table-row>
        <table:table-row>
          <table:table-cell table:style-name="Table6.A1" office:value-type="string">
            <text:p text:style-name="P125">Nous</text:p>
          </table:table-cell>
          <table:table-cell table:style-name="Table6.A1" office:value-type="string">
            <text:p text:style-name="P125">avons</text:p>
          </table:table-cell>
          <table:table-cell table:style-name="Table6.A1" office:value-type="string">
            <text:p text:style-name="P125">[ nu ż_avo ]</text:p>
          </table:table-cell>
        </table:table-row>
        <table:table-row>
          <table:table-cell table:style-name="Table6.A1" office:value-type="string">
            <text:p text:style-name="P125">Vous</text:p>
          </table:table-cell>
          <table:table-cell table:style-name="Table6.A1" office:value-type="string">
            <text:p text:style-name="P125">avez</text:p>
          </table:table-cell>
          <table:table-cell table:style-name="Table6.A1" office:value-type="string">
            <text:p text:style-name="P125">[ vu ż_ave ]</text:p>
          </table:table-cell>
        </table:table-row>
        <table:table-row>
          <table:table-cell table:style-name="Table6.A1" office:value-type="string">
            <text:p text:style-name="P125">Ils / Elles</text:p>
          </table:table-cell>
          <table:table-cell table:style-name="Table6.A1" office:value-type="string">
            <text:p text:style-name="P125">ont</text:p>
          </table:table-cell>
          <table:table-cell table:style-name="Table6.A1" office:value-type="string">
            <text:p text:style-name="P125">[ il / el ż_on ]</text:p>
          </table:table-cell>
        </table:table-row>
      </table:table>
      <text:p text:style-name="P66"><text:span text:style-name="Strong_20_Emphasis"><text:span text:style-name="T36"/></text:span></text:p>
      <text:p text:style-name="P66"><text:span text:style-name="Strong_20_Emphasis"><text:span text:style-name="T36"/></text:span></text:p>
      <text:h text:style-name="P84" text:outline-level="3"><text:span text:style-name="T202">✅ </text:span><text:span text:style-name="Strong_20_Emphasis"><text:span text:style-name="T202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6">Owner</text:p>
            </table:table-cell>
            <table:table-cell table:style-name="Table9.A1" office:value-type="string">
              <text:p text:style-name="P126">Masculine Singular (obj)</text:p>
            </table:table-cell>
            <table:table-cell table:style-name="Table9.A1" office:value-type="string">
              <text:p text:style-name="P126">Feminine Singular (obj)</text:p>
            </table:table-cell>
            <table:table-cell table:style-name="Table9.A1" office:value-type="string">
              <text:p text:style-name="P126">Plural (any gender)</text:p>
            </table:table-cell>
          </table:table-row>
        </table:table-header-rows>
        <table:table-row>
          <table:table-cell table:style-name="Table9.A1" office:value-type="string">
            <text:p text:style-name="P123"><text:span text:style-name="Strong_20_Emphasis"><text:span text:style-name="T211">Je</text:span></text:span><text:span text:style-name="T211"> (I)</text:span></text:p>
          </table:table-cell>
          <table:table-cell table:style-name="Table9.A1" office:value-type="string">
            <text:p text:style-name="P123"><text:span text:style-name="Strong_20_Emphasis"><text:span text:style-name="T211">mon</text:span></text:span><text:span text:style-name="T211"> (my)</text:span></text:p>
          </table:table-cell>
          <table:table-cell table:style-name="Table9.A1" office:value-type="string">
            <text:p text:style-name="P123"><text:span text:style-name="Strong_20_Emphasis"><text:span text:style-name="T211">ma</text:span></text:span><text:span text:style-name="T211"> (my)</text:span></text:p>
          </table:table-cell>
          <table:table-cell table:style-name="Table9.A1" office:value-type="string">
            <text:p text:style-name="P123"><text:span text:style-name="Strong_20_Emphasis"><text:span text:style-name="T211">mes</text:span></text:span><text:span text:style-name="T211"> (my)</text:span></text:p>
          </table:table-cell>
        </table:table-row>
        <table:table-row>
          <table:table-cell table:style-name="Table9.A1" office:value-type="string">
            <text:p text:style-name="P123"><text:span text:style-name="Strong_20_Emphasis"><text:span text:style-name="T211">Tu</text:span></text:span><text:span text:style-name="T211"> (You)</text:span></text:p>
          </table:table-cell>
          <table:table-cell table:style-name="Table9.A1" office:value-type="string">
            <text:p text:style-name="P123"><text:span text:style-name="Strong_20_Emphasis"><text:span text:style-name="T211">ton</text:span></text:span><text:span text:style-name="T211"> (your)</text:span></text:p>
          </table:table-cell>
          <table:table-cell table:style-name="Table9.A1" office:value-type="string">
            <text:p text:style-name="P123"><text:span text:style-name="Strong_20_Emphasis"><text:span text:style-name="T211">ta</text:span></text:span><text:span text:style-name="T211"> (your)</text:span></text:p>
          </table:table-cell>
          <table:table-cell table:style-name="Table9.A1" office:value-type="string">
            <text:p text:style-name="P123"><text:span text:style-name="Strong_20_Emphasis"><text:span text:style-name="T211">tes</text:span></text:span><text:span text:style-name="T211"> (your)</text:span></text:p>
          </table:table-cell>
        </table:table-row>
        <table:table-row>
          <table:table-cell table:style-name="Table9.A1" office:value-type="string">
            <text:p text:style-name="P123"><text:span text:style-name="Strong_20_Emphasis"><text:span text:style-name="T211">Il / Elle / On</text:span></text:span><text:span text:style-name="T211"> (He/She/One)</text:span></text:p>
          </table:table-cell>
          <table:table-cell table:style-name="Table9.A1" office:value-type="string">
            <text:p text:style-name="P123"><text:span text:style-name="Strong_20_Emphasis"><text:span text:style-name="T211">son</text:span></text:span><text:span text:style-name="T211"> (his/her/its)</text:span></text:p>
          </table:table-cell>
          <table:table-cell table:style-name="Table9.A1" office:value-type="string">
            <text:p text:style-name="P123"><text:span text:style-name="Strong_20_Emphasis"><text:span text:style-name="T211">sa</text:span></text:span><text:span text:style-name="T211"> (his/her/its)</text:span></text:p>
          </table:table-cell>
          <table:table-cell table:style-name="Table9.A1" office:value-type="string">
            <text:p text:style-name="P123"><text:span text:style-name="Strong_20_Emphasis"><text:span text:style-name="T211">ses</text:span></text:span><text:span text:style-name="T211"> (his/her/its)</text:span></text:p>
          </table:table-cell>
        </table:table-row>
        <table:table-row>
          <table:table-cell table:style-name="Table9.A1" office:value-type="string">
            <text:p text:style-name="P123"><text:span text:style-name="Strong_20_Emphasis"><text:span text:style-name="T211">Nous</text:span></text:span><text:span text:style-name="T211"> (We)</text:span></text:p>
          </table:table-cell>
          <table:table-cell table:style-name="Table9.A1" office:value-type="string">
            <text:p text:style-name="P123"><text:span text:style-name="Strong_20_Emphasis"><text:span text:style-name="T211">notre</text:span></text:span><text:span text:style-name="T211"> (our)</text:span></text:p>
          </table:table-cell>
          <table:table-cell table:style-name="Table9.A1" office:value-type="string">
            <text:p text:style-name="P123"><text:span text:style-name="Strong_20_Emphasis"><text:span text:style-name="T211">notre</text:span></text:span><text:span text:style-name="T211"> (our)</text:span></text:p>
          </table:table-cell>
          <table:table-cell table:style-name="Table9.A1" office:value-type="string">
            <text:p text:style-name="P123"><text:span text:style-name="Strong_20_Emphasis"><text:span text:style-name="T211">nos</text:span></text:span><text:span text:style-name="T211"> (our)</text:span></text:p>
          </table:table-cell>
        </table:table-row>
        <table:table-row>
          <table:table-cell table:style-name="Table9.A1" office:value-type="string">
            <text:p text:style-name="P123"><text:span text:style-name="Strong_20_Emphasis"><text:span text:style-name="T211">Vous</text:span></text:span><text:span text:style-name="T211"> (You)</text:span></text:p>
          </table:table-cell>
          <table:table-cell table:style-name="Table9.A1" office:value-type="string">
            <text:p text:style-name="P123"><text:span text:style-name="Strong_20_Emphasis"><text:span text:style-name="T211">votre</text:span></text:span><text:span text:style-name="T211"> (your)</text:span></text:p>
          </table:table-cell>
          <table:table-cell table:style-name="Table9.A1" office:value-type="string">
            <text:p text:style-name="P123"><text:span text:style-name="Strong_20_Emphasis"><text:span text:style-name="T211">votre</text:span></text:span><text:span text:style-name="T211"> (your)</text:span></text:p>
          </table:table-cell>
          <table:table-cell table:style-name="Table9.A1" office:value-type="string">
            <text:p text:style-name="P123"><text:span text:style-name="Strong_20_Emphasis"><text:span text:style-name="T211">vos</text:span></text:span><text:span text:style-name="T211"> (your)</text:span></text:p>
          </table:table-cell>
        </table:table-row>
        <table:table-row>
          <table:table-cell table:style-name="Table9.A1" office:value-type="string">
            <text:p text:style-name="P123"><text:span text:style-name="Strong_20_Emphasis"><text:span text:style-name="T211">Ils / Elles</text:span></text:span><text:span text:style-name="T211"> (They)</text:span></text:p>
          </table:table-cell>
          <table:table-cell table:style-name="Table9.A1" office:value-type="string">
            <text:p text:style-name="P123"><text:span text:style-name="Strong_20_Emphasis"><text:span text:style-name="T211">leur</text:span></text:span><text:span text:style-name="T211"> (their)</text:span></text:p>
          </table:table-cell>
          <table:table-cell table:style-name="Table9.A1" office:value-type="string">
            <text:p text:style-name="P123"><text:span text:style-name="Strong_20_Emphasis"><text:span text:style-name="T211">leur</text:span></text:span><text:span text:style-name="T211"> (their)</text:span></text:p>
          </table:table-cell>
          <table:table-cell table:style-name="Table9.A1" office:value-type="string">
            <text:p text:style-name="P123"><text:span text:style-name="Strong_20_Emphasis"><text:span text:style-name="T211">leurs</text:span></text:span><text:span text:style-name="T211"> (their)</text:span></text:p>
          </table:table-cell>
        </table:table-row>
      </table:table>
      <text:p text:style-name="P132"/>
      <text:p text:style-name="P132"/>
      <text:h text:style-name="P85" text:outline-level="3"><text:span text:style-name="Strong_20_Emphasis"><text:span text:style-name="T203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7">French</text:p>
            </table:table-cell>
            <table:table-cell table:style-name="Table10.A1" office:value-type="string">
              <text:p text:style-name="P127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7">mon</text:p>
          </table:table-cell>
          <table:table-cell table:style-name="Table10.A1" office:value-type="string">
            <text:p text:style-name="P127">[ mo / <text:span text:style-name="T213">mon</text:span> ]</text:p>
          </table:table-cell>
        </table:table-row>
        <table:table-row>
          <table:table-cell table:style-name="Table10.A1" office:value-type="string">
            <text:p text:style-name="P127">ma</text:p>
          </table:table-cell>
          <table:table-cell table:style-name="Table10.A1" office:value-type="string">
            <text:p text:style-name="P127">[ ma ]</text:p>
          </table:table-cell>
        </table:table-row>
        <table:table-row>
          <table:table-cell table:style-name="Table10.A1" office:value-type="string">
            <text:p text:style-name="P127">mes</text:p>
          </table:table-cell>
          <table:table-cell table:style-name="Table10.A1" office:value-type="string">
            <text:p text:style-name="P127">[ me <text:s/>/ <text:s/><text:span text:style-name="T213">meż</text:span> ]</text:p>
          </table:table-cell>
        </table:table-row>
        <table:table-row>
          <table:table-cell table:style-name="Table10.A1" office:value-type="string">
            <text:p text:style-name="P127">ton</text:p>
          </table:table-cell>
          <table:table-cell table:style-name="Table10.A1" office:value-type="string">
            <text:p text:style-name="P127">[ to <text:s/>/ <text:s/><text:span text:style-name="T213">ton</text:span> ]</text:p>
          </table:table-cell>
        </table:table-row>
        <table:table-row>
          <table:table-cell table:style-name="Table10.A1" office:value-type="string">
            <text:p text:style-name="P127">ta</text:p>
          </table:table-cell>
          <table:table-cell table:style-name="Table10.A1" office:value-type="string">
            <text:p text:style-name="P127">[ ta ]</text:p>
          </table:table-cell>
        </table:table-row>
        <table:table-row>
          <table:table-cell table:style-name="Table10.A1" office:value-type="string">
            <text:p text:style-name="P127">tes</text:p>
          </table:table-cell>
          <table:table-cell table:style-name="Table10.A1" office:value-type="string">
            <text:p text:style-name="P127">[ <text:span text:style-name="T213">te <text:s/>/ <text:s/></text:span>tes ]</text:p>
          </table:table-cell>
        </table:table-row>
        <table:table-row>
          <table:table-cell table:style-name="Table10.A1" office:value-type="string">
            <text:p text:style-name="P127">son</text:p>
          </table:table-cell>
          <table:table-cell table:style-name="Table10.A1" office:value-type="string">
            <text:p text:style-name="P127">[ <text:span text:style-name="T213">so <text:s/>/ <text:s/></text:span>son ]</text:p>
          </table:table-cell>
        </table:table-row>
        <table:table-row>
          <table:table-cell table:style-name="Table10.A1" office:value-type="string">
            <text:p text:style-name="P127">sa</text:p>
          </table:table-cell>
          <table:table-cell table:style-name="Table10.A1" office:value-type="string">
            <text:p text:style-name="P127">[ sa ]</text:p>
          </table:table-cell>
        </table:table-row>
        <table:table-row>
          <table:table-cell table:style-name="Table10.A1" office:value-type="string">
            <text:p text:style-name="P127">ses</text:p>
          </table:table-cell>
          <table:table-cell table:style-name="Table10.A1" office:value-type="string">
            <text:p text:style-name="P127">[ <text:span text:style-name="T213">seż / </text:span>ses ]</text:p>
          </table:table-cell>
        </table:table-row>
        <text:soft-page-break/>
        <table:table-row>
          <table:table-cell table:style-name="Table10.A1" office:value-type="string">
            <text:p text:style-name="P127">notre</text:p>
          </table:table-cell>
          <table:table-cell table:style-name="Table10.A1" office:value-type="string">
            <text:p text:style-name="P127">[ <text:span text:style-name="T213">not <text:s/>/ <text:s/></text:span>notr ]</text:p>
          </table:table-cell>
        </table:table-row>
        <table:table-row>
          <table:table-cell table:style-name="Table10.A1" office:value-type="string">
            <text:p text:style-name="P127">nos</text:p>
          </table:table-cell>
          <table:table-cell table:style-name="Table10.A1" office:value-type="string">
            <text:p text:style-name="P127">[ no<text:span text:style-name="T213">ż</text:span> ]</text:p>
          </table:table-cell>
        </table:table-row>
        <table:table-row>
          <table:table-cell table:style-name="Table10.A1" office:value-type="string">
            <text:p text:style-name="P127">votre</text:p>
          </table:table-cell>
          <table:table-cell table:style-name="Table10.A1" office:value-type="string">
            <text:p text:style-name="P127">[ votr ]</text:p>
          </table:table-cell>
        </table:table-row>
        <table:table-row>
          <table:table-cell table:style-name="Table10.A1" office:value-type="string">
            <text:p text:style-name="P127">vos</text:p>
          </table:table-cell>
          <table:table-cell table:style-name="Table10.A1" office:value-type="string">
            <text:p text:style-name="P127">[ vo <text:s/>/ <text:s/><text:span text:style-name="T213">voż</text:span> ]</text:p>
          </table:table-cell>
        </table:table-row>
        <table:table-row>
          <table:table-cell table:style-name="Table10.A1" office:value-type="string">
            <text:p text:style-name="P127">leur</text:p>
          </table:table-cell>
          <table:table-cell table:style-name="Table10.A1" office:value-type="string">
            <text:p text:style-name="P127">[ ler ]</text:p>
          </table:table-cell>
        </table:table-row>
        <table:table-row>
          <table:table-cell table:style-name="Table10.A1" office:value-type="string">
            <text:p text:style-name="P127">leurs</text:p>
          </table:table-cell>
          <table:table-cell table:style-name="Table10.A1" office:value-type="string">
            <text:p text:style-name="P127">[ <text:span text:style-name="T213">ler <text:s/>/ <text:s/></text:span>lers ]</text:p>
          </table:table-cell>
        </table:table-row>
      </table:table>
      <text:p text:style-name="P128">✅<text:span text:style-name="T214"> Je prends</text:span></text:p>
      <text:list xml:id="list1134364798" text:style-name="L13">
        <text:list-item>
          <text:p text:style-name="P129">Tense: Present</text:p>
        </text:list-item>
        <text:list-item>
          <text:p text:style-name="P129">Meaning: I take / I am taking</text:p>
        </text:list-item>
        <text:list-item>
          <text:p text:style-name="P129">Example:</text:p>
          <text:list>
            <text:list-item>
              <text:p text:style-name="P129">Je prends un café. → I’m taking a coffee.</text:p>
            </text:list-item>
            <text:list-item>
              <text:p text:style-name="P129">Je prends le bus tous les matins. → I take the bus every morning.</text:p>
            </text:list-item>
          </text:list>
        </text:list-item>
      </text:list>
      <text:p text:style-name="P128"/>
      <text:p text:style-name="P128">✅<text:span text:style-name="T214"> Je prendrai</text:span></text:p>
      <text:list text:style-name="L14">
        <text:list-item>
          <text:p text:style-name="P131">Tense: Future simple</text:p>
        </text:list-item>
        <text:list-item>
          <text:p text:style-name="P131">Meaning: I will take</text:p>
        </text:list-item>
        <text:list-item>
          <text:p text:style-name="P131">Example:</text:p>
          <text:list>
            <text:list-item>
              <text:p text:style-name="P131">Je prendrai un café demain matin. → I will take a coffee tomorrow morning.</text:p>
            </text:list-item>
            <text:list-item>
              <text:p text:style-name="P131">Je prendrai le train à 9h. → I will take the train at 9AM.</text:p>
            </text:list-item>
          </text:list>
        </text:list-item>
      </text:list>
      <text:p text:style-name="P128"/>
      <text:p text:style-name="P128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8">Expression</text:p>
            </table:table-cell>
            <table:table-cell table:style-name="Table11.A1" office:value-type="string">
              <text:p text:style-name="P128">Tense</text:p>
            </table:table-cell>
            <table:table-cell table:style-name="Table11.A1" office:value-type="string">
              <text:p text:style-name="P128">Meaning</text:p>
            </table:table-cell>
            <table:table-cell table:style-name="Table11.A1" office:value-type="string">
              <text:p text:style-name="P128">Use when...</text:p>
            </table:table-cell>
          </table:table-row>
        </table:table-header-rows>
        <table:table-row>
          <table:table-cell table:style-name="Table11.A1" office:value-type="string">
            <text:p text:style-name="P128">Je prends</text:p>
          </table:table-cell>
          <table:table-cell table:style-name="Table11.A1" office:value-type="string">
            <text:p text:style-name="P128">Present</text:p>
          </table:table-cell>
          <table:table-cell table:style-name="Table11.A1" office:value-type="string">
            <text:p text:style-name="P128">I take / I am taking</text:p>
          </table:table-cell>
          <table:table-cell table:style-name="Table11.A1" office:value-type="string">
            <text:p text:style-name="P128">Talking about now or regular actions</text:p>
          </table:table-cell>
        </table:table-row>
        <table:table-row>
          <table:table-cell table:style-name="Table11.A1" office:value-type="string">
            <text:p text:style-name="P128">Je prendrai</text:p>
          </table:table-cell>
          <table:table-cell table:style-name="Table11.A1" office:value-type="string">
            <text:p text:style-name="P128">Future Simple</text:p>
          </table:table-cell>
          <table:table-cell table:style-name="Table11.A1" office:value-type="string">
            <text:p text:style-name="P128">I will take</text:p>
          </table:table-cell>
          <table:table-cell table:style-name="Table11.A1" office:value-type="string">
            <text:p text:style-name="P128">Talking about the future</text:p>
          </table:table-cell>
        </table:table-row>
      </table:table>
      <text:p text:style-name="P12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h text:style-name="P82" text:outline-level="2"><text:soft-page-break/>📚 French Demonstratives and "Ce" Forms</text:h>
      <text:h text:style-name="P87" text:outline-level="3"><text:span text:style-name="T173">1. 🔹 </text:span><text:span text:style-name="Strong_20_Emphasis"><text:span text:style-name="T173">Ce</text:span></text:span></text:h>
      <text:list text:style-name="L15">
        <text:list-item>
          <text:p text:style-name="P133"><text:span text:style-name="Strong_20_Emphasis"><text:span text:style-name="T173">Meaning:</text:span></text:span><text:span text:style-name="T173"> this / that</text:span></text:p>
        </text:list-item>
        <text:list-item>
          <text:p text:style-name="P133"><text:span text:style-name="Strong_20_Emphasis"><text:span text:style-name="T173">Usage:</text:span></text:span><text:span text:style-name="T173"> Before a </text:span><text:span text:style-name="Strong_20_Emphasis"><text:span text:style-name="T173">masculine singular noun</text:span></text:span><text:span text:style-name="T173"> starting with a </text:span><text:span text:style-name="Strong_20_Emphasis"><text:span text:style-name="T173">consonant</text:span></text:span></text:p>
        </text:list-item>
        <text:list-item>
          <text:p text:style-name="P133"><text:span text:style-name="Strong_20_Emphasis"><text:span text:style-name="T173">Example:<text:tab/>Ce garçon</text:span></text:span><text:span text:style-name="T173"> est gentil. → This boy is nice.</text:span></text:p>
          <text:list>
            <text:list-header>
              <text:p text:style-name="P140"/>
            </text:list-header>
          </text:list>
        </text:list-item>
      </text:list>
      <text:list xml:id="list195659497093705" text:continue-list="list1134364798" text:style-name="L13">
        <text:list-item>
          <text:list>
            <text:list-header>
              <text:p text:style-name="P130"/>
            </text:list-header>
          </text:list>
        </text:list-item>
      </text:list>
      <text:h text:style-name="P87" text:outline-level="3"><text:span text:style-name="T173">2. 🔹 </text:span><text:span text:style-name="Strong_20_Emphasis"><text:span text:style-name="T173">Cet</text:span></text:span></text:h>
      <text:list text:style-name="L16">
        <text:list-item>
          <text:p text:style-name="P134"><text:span text:style-name="Strong_20_Emphasis"><text:span text:style-name="T173">Meaning:</text:span></text:span><text:span text:style-name="T173"> this / that</text:span></text:p>
        </text:list-item>
        <text:list-item>
          <text:p text:style-name="P134"><text:span text:style-name="Strong_20_Emphasis"><text:span text:style-name="T173">Usage:</text:span></text:span><text:span text:style-name="T173"> Before a </text:span><text:span text:style-name="Strong_20_Emphasis"><text:span text:style-name="T173">masculine singular noun</text:span></text:span><text:span text:style-name="T173"> starting with a </text:span><text:span text:style-name="Strong_20_Emphasis"><text:span text:style-name="T173">vowel or mute 'h'</text:span></text:span></text:p>
        </text:list-item>
        <text:list-item>
          <text:p text:style-name="P134"><text:span text:style-name="Strong_20_Emphasis"><text:span text:style-name="T173">Example:<text:tab/>Cet homme</text:span></text:span><text:span text:style-name="T173"> est gentil. → This man is nice.</text:span></text:p>
          <text:list>
            <text:list-header>
              <text:p text:style-name="P141"/>
            </text:list-header>
          </text:list>
        </text:list-item>
      </text:list>
      <text:list xml:id="list195658432755562" text:continue-list="list195659497093705" text:style-name="L13">
        <text:list-item>
          <text:list>
            <text:list-header>
              <text:p text:style-name="P130"/>
            </text:list-header>
          </text:list>
        </text:list-item>
      </text:list>
      <text:h text:style-name="P87" text:outline-level="3"><text:span text:style-name="T173">3. 🔹 </text:span><text:span text:style-name="Strong_20_Emphasis"><text:span text:style-name="T173">Cette</text:span></text:span></text:h>
      <text:list text:style-name="L17">
        <text:list-item>
          <text:p text:style-name="P135"><text:span text:style-name="Strong_20_Emphasis"><text:span text:style-name="T173">Meaning:</text:span></text:span><text:span text:style-name="T173"> this / that</text:span></text:p>
        </text:list-item>
        <text:list-item>
          <text:p text:style-name="P135"><text:span text:style-name="Strong_20_Emphasis"><text:span text:style-name="T173">Usage:</text:span></text:span><text:span text:style-name="T173"> Before a </text:span><text:span text:style-name="Strong_20_Emphasis"><text:span text:style-name="T173">feminine singular noun</text:span></text:span></text:p>
        </text:list-item>
        <text:list-item>
          <text:p text:style-name="P135"><text:span text:style-name="Strong_20_Emphasis"><text:span text:style-name="T173">Example:<text:tab/>Cette fille</text:span></text:span><text:span text:style-name="T173"> est intelligente. → This girl is smart.</text:span></text:p>
          <text:list>
            <text:list-header>
              <text:p text:style-name="P142"/>
            </text:list-header>
          </text:list>
        </text:list-item>
      </text:list>
      <text:list xml:id="list195658078095364" text:continue-list="list195658432755562" text:style-name="L13">
        <text:list-item>
          <text:list>
            <text:list-header>
              <text:p text:style-name="P130"/>
            </text:list-header>
          </text:list>
        </text:list-item>
      </text:list>
      <text:h text:style-name="P87" text:outline-level="3"><text:span text:style-name="T173">4. 🔹 </text:span><text:span text:style-name="Strong_20_Emphasis"><text:span text:style-name="T173">Ces</text:span></text:span></text:h>
      <text:list text:style-name="L18">
        <text:list-item>
          <text:p text:style-name="P136"><text:span text:style-name="Strong_20_Emphasis"><text:span text:style-name="T173">Meaning:</text:span></text:span><text:span text:style-name="T173"> these / those</text:span></text:p>
        </text:list-item>
        <text:list-item>
          <text:p text:style-name="P136"><text:span text:style-name="Strong_20_Emphasis"><text:span text:style-name="T173">Usage:</text:span></text:span><text:span text:style-name="T173"> Before </text:span><text:span text:style-name="Strong_20_Emphasis"><text:span text:style-name="T173">plural nouns</text:span></text:span><text:span text:style-name="T173"> (masculine or feminine)</text:span></text:p>
        </text:list-item>
        <text:list-item>
          <text:p text:style-name="P136"><text:span text:style-name="Strong_20_Emphasis"><text:span text:style-name="T173">Example:</text:span></text:span></text:p>
          <text:list>
            <text:list-item>
              <text:p text:style-name="P136"><text:span text:style-name="Strong_20_Emphasis"><text:span text:style-name="T173">Ces enfants</text:span></text:span><text:span text:style-name="T173"> sont contents. → These children are happy.</text:span></text:p>
            </text:list-item>
            <text:list-item>
              <text:p text:style-name="P136"><text:span text:style-name="Strong_20_Emphasis"><text:span text:style-name="T173">Ces femmes</text:span></text:span><text:span text:style-name="T173"> sont intelligentes. → These women are smart.</text:span></text:p>
              <text:p text:style-name="P143"/>
            </text:list-item>
          </text:list>
        </text:list-item>
      </text:list>
      <text:list xml:id="list195658346690490" text:continue-list="list195658078095364" text:style-name="L13">
        <text:list-item>
          <text:list>
            <text:list-header>
              <text:p text:style-name="P130"/>
            </text:list-header>
          </text:list>
        </text:list-item>
      </text:list>
      <text:h text:style-name="P87" text:outline-level="3"><text:span text:style-name="T173">5. 🔹 </text:span><text:span text:style-name="Strong_20_Emphasis"><text:span text:style-name="T173">C’</text:span></text:span><text:span text:style-name="T173"> or </text:span><text:span text:style-name="Strong_20_Emphasis"><text:span text:style-name="T173">Ce</text:span></text:span><text:span text:style-name="T173"> as Subject</text:span></text:h>
      <text:list text:style-name="L19">
        <text:list-item>
          <text:p text:style-name="P137"><text:span text:style-name="Strong_20_Emphasis"><text:span text:style-name="T173">Meaning:</text:span></text:span><text:span text:style-name="T173"> it / this / that</text:span></text:p>
        </text:list-item>
        <text:list-item>
          <text:p text:style-name="P137"><text:span text:style-name="Strong_20_Emphasis"><text:span text:style-name="T173">Usage:</text:span></text:span><text:span text:style-name="T173"> Used as the </text:span><text:span text:style-name="Strong_20_Emphasis"><text:span text:style-name="T173">subject</text:span></text:span><text:span text:style-name="T173"> with a form of </text:span><text:span text:style-name="Strong_20_Emphasis"><text:span text:style-name="T173">être</text:span></text:span><text:span text:style-name="T173"> (to be)</text:span></text:p>
        </text:list-item>
        <text:list-item>
          <text:p text:style-name="P137"><text:span text:style-name="Strong_20_Emphasis"><text:span text:style-name="T173">Examples:</text:span></text:span></text:p>
          <text:list>
            <text:list-item>
              <text:p text:style-name="P137"><text:span text:style-name="Strong_20_Emphasis"><text:span text:style-name="T173">C’est</text:span></text:span><text:span text:style-name="T173"> un professeur. → It’s a teacher. [ se ]</text:span></text:p>
            </text:list-item>
            <text:list-item>
              <text:p text:style-name="P137"><text:span text:style-name="Strong_20_Emphasis"><text:span text:style-name="T173">Ce sont</text:span></text:span><text:span text:style-name="T173"> mes amis. → They are my friends. [ se son ]</text:span></text:p>
            </text:list-item>
          </text:list>
          <text:p text:style-name="P137"><text:span text:style-name="T173"/></text:p>
        </text:list-item>
      </text:list>
      <text:list text:continue-list="list195658346690490" text:style-name="L13">
        <text:list-item>
          <text:list>
            <text:list-header>
              <text:p text:style-name="P130"/>
            </text:list-header>
          </text:list>
        </text:list-item>
      </text:list>
      <text:h text:style-name="P86" text:outline-level="3"><text:soft-page-break/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106">French Word</text:p>
            </table:table-cell>
            <table:table-cell table:style-name="Table12.A1" office:value-type="string">
              <text:p text:style-name="P106">Meaning</text:p>
            </table:table-cell>
            <table:table-cell table:style-name="Table12.A1" office:value-type="string">
              <text:p text:style-name="P106">Use Before</text:p>
            </table:table-cell>
            <table:table-cell table:style-name="Table12.A1" office:value-type="string">
              <text:p text:style-name="P106">Gender/Number</text:p>
            </table:table-cell>
            <table:table-cell table:style-name="Table12.A1" office:value-type="string">
              <text:p text:style-name="P106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105">ce</text:p>
          </table:table-cell>
          <table:table-cell table:style-name="Table12.A1" office:value-type="string">
            <text:p text:style-name="P105">this / that</text:p>
          </table:table-cell>
          <table:table-cell table:style-name="Table12.A1" office:value-type="string">
            <text:p text:style-name="P105">Masc. singular + consonant</text:p>
          </table:table-cell>
          <table:table-cell table:style-name="Table12.A1" office:value-type="string">
            <text:p text:style-name="P105">Masculine Singular</text:p>
          </table:table-cell>
          <table:table-cell table:style-name="Table12.A1" office:value-type="string">
            <text:p text:style-name="P105">[ se ]</text:p>
          </table:table-cell>
        </table:table-row>
        <table:table-row>
          <table:table-cell table:style-name="Table12.A1" office:value-type="string">
            <text:p text:style-name="P105">cet</text:p>
          </table:table-cell>
          <table:table-cell table:style-name="Table12.A1" office:value-type="string">
            <text:p text:style-name="P105">this / that</text:p>
          </table:table-cell>
          <table:table-cell table:style-name="Table12.A1" office:value-type="string">
            <text:p text:style-name="P105">Masc. singular + vowel/h</text:p>
          </table:table-cell>
          <table:table-cell table:style-name="Table12.A1" office:value-type="string">
            <text:p text:style-name="P105">Masculine Singular</text:p>
          </table:table-cell>
          <table:table-cell table:style-name="Table12.A1" office:value-type="string">
            <text:p text:style-name="P105">[ set ]</text:p>
          </table:table-cell>
        </table:table-row>
        <table:table-row>
          <table:table-cell table:style-name="Table12.A1" office:value-type="string">
            <text:p text:style-name="P105">cette</text:p>
          </table:table-cell>
          <table:table-cell table:style-name="Table12.A1" office:value-type="string">
            <text:p text:style-name="P105">this / that</text:p>
          </table:table-cell>
          <table:table-cell table:style-name="Table12.A1" office:value-type="string">
            <text:p text:style-name="P105">Feminine singular</text:p>
          </table:table-cell>
          <table:table-cell table:style-name="Table12.A1" office:value-type="string">
            <text:p text:style-name="P105">Feminine Singular</text:p>
          </table:table-cell>
          <table:table-cell table:style-name="Table12.A1" office:value-type="string">
            <text:p text:style-name="P105">[ set ]</text:p>
          </table:table-cell>
        </table:table-row>
        <table:table-row>
          <table:table-cell table:style-name="Table12.A1" office:value-type="string">
            <text:p text:style-name="P105">ces</text:p>
          </table:table-cell>
          <table:table-cell table:style-name="Table12.A1" office:value-type="string">
            <text:p text:style-name="P105">these / those</text:p>
          </table:table-cell>
          <table:table-cell table:style-name="Table12.A1" office:value-type="string">
            <text:p text:style-name="P105">All plural nouns</text:p>
          </table:table-cell>
          <table:table-cell table:style-name="Table12.A1" office:value-type="string">
            <text:p text:style-name="P105">Masculine/Feminine Plural</text:p>
          </table:table-cell>
          <table:table-cell table:style-name="Table12.A1" office:value-type="string">
            <text:p text:style-name="P105">[ se ]</text:p>
          </table:table-cell>
        </table:table-row>
        <table:table-row>
          <table:table-cell table:style-name="Table12.A1" office:value-type="string">
            <text:p text:style-name="P105">c’est</text:p>
          </table:table-cell>
          <table:table-cell table:style-name="Table12.A1" office:value-type="string">
            <text:p text:style-name="P105">it is / this is</text:p>
          </table:table-cell>
          <table:table-cell table:style-name="Table12.A1" office:value-type="string">
            <text:p text:style-name="P105">Sentence subject</text:p>
          </table:table-cell>
          <table:table-cell table:style-name="Table12.A1" office:value-type="string">
            <text:p text:style-name="P105">Singular</text:p>
          </table:table-cell>
          <table:table-cell table:style-name="Table12.A1" office:value-type="string">
            <text:p text:style-name="P105">[ se ]</text:p>
          </table:table-cell>
        </table:table-row>
        <table:table-row>
          <table:table-cell table:style-name="Table12.A1" office:value-type="string">
            <text:p text:style-name="P105">ce sont</text:p>
          </table:table-cell>
          <table:table-cell table:style-name="Table12.A1" office:value-type="string">
            <text:p text:style-name="P105">they are / these are</text:p>
          </table:table-cell>
          <table:table-cell table:style-name="Table12.A1" office:value-type="string">
            <text:p text:style-name="P105">Sentence subject</text:p>
          </table:table-cell>
          <table:table-cell table:style-name="Table12.A1" office:value-type="string">
            <text:p text:style-name="P105">Plural</text:p>
          </table:table-cell>
          <table:table-cell table:style-name="Table12.A1" office:value-type="string">
            <text:p text:style-name="P105">[ se son ]</text:p>
          </table:table-cell>
        </table:table-row>
      </table:table>
      <text:p text:style-name="P1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01T19:56:57.710767095</dc:date>
    <meta:editing-duration>PT15H13M2S</meta:editing-duration>
    <meta:editing-cycles>70</meta:editing-cycles>
    <meta:generator>LibreOffice/24.2.7.2$Linux_X86_64 LibreOffice_project/420$Build-2</meta:generator>
    <meta:document-statistic meta:table-count="16" meta:image-count="0" meta:object-count="0" meta:page-count="22" meta:paragraph-count="787" meta:word-count="4010" meta:character-count="18752" meta:non-whitespace-character-count="15185"/>
  </office:meta>
</office:document-meta>
</file>